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ymbol" svg:font-family="Symbol"/>
    <style:font-face style:name="Zapf Dingbats ITC" svg:font-family="'Zapf Dingbats ITC'" style:font-family-generic="roman"/>
    <style:font-face style:name="Calibri2" svg:font-family="Calibri" style:font-family-generic="swiss"/>
    <style:font-face style:name="ZUHCBF+ArialMT" svg:font-family="ZUHCBF+ArialMT, Arial" style:font-family-generic="swiss"/>
    <style:font-face style:name="Andale Sans UI" svg:font-family="'Andale Sans UI', 'Arial Unicode MS'" style:font-pitch="variable"/>
    <style:font-face style:name="Droid Sans Fallback" svg:font-family="'Droid Sans Fallback', 'MS Mincho'" style:font-pitch="variable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ZUHCBF+ArialMT1" svg:font-family="ZUHCBF+ArialMT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Microsoft YaHei1" svg:font-family="'Microsoft YaHe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26.7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6.697cm"/>
    </style:style>
    <style:style style:name="Tabla4.B" style:family="table-column">
      <style:table-column-properties style:column-width="7.001cm"/>
    </style:style>
    <style:style style:name="Tabla4.D" style:family="table-column">
      <style:table-column-properties style:column-width="2cm"/>
    </style:style>
    <style:style style:name="Tabla4.E" style:family="table-column">
      <style:table-column-properties style:column-width="1.041cm"/>
    </style:style>
    <style:style style:name="Tabla4.F" style:family="table-column">
      <style:table-column-properties style:column-width="0.96cm"/>
    </style:style>
    <style:style style:name="Tabla4.G" style:family="table-column">
      <style:table-column-properties style:column-width="1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999999" fo:padding="0.097cm" fo:border="0.05pt solid #000000" style:writing-mode="lr-tb">
        <style:background-image/>
      </style:table-cell-properties>
    </style:style>
    <style:style style:name="Tabla4.A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A3" style:family="table-cell">
      <style:table-cell-properties style:vertical-align="middle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H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A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16" style:family="table-row">
      <style:table-row-properties fo:background-color="transparent" fo:keep-together="auto">
        <style:background-image/>
      </style:table-row-properties>
    </style:style>
    <style:style style:name="Tabla4.A18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H18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A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C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C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D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D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D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D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D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D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D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end" style:justify-single-word="false"/>
      <style:text-properties fo:language="ca" fo:country="ES"/>
    </style:style>
    <style:style style:name="P2" style:family="paragraph" style:parent-style-name="Standard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6b4271" style:font-size-asian="8pt" style:font-size-complex="8pt"/>
    </style:style>
    <style:style style:name="P3" style:family="paragraph" style:parent-style-name="Standard" style:master-page-name="">
      <style:paragraph-properties style:page-number="auto" fo:break-before="auto" fo:break-after="auto"/>
      <style:text-properties fo:font-size="9pt" fo:language="ca" fo:country="ES" style:font-size-asian="7.84999990463257pt" style:font-size-complex="9pt"/>
    </style:style>
    <style:style style:name="P4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6b4271" style:font-size-asian="8pt" style:font-size-complex="8pt"/>
    </style:style>
    <style:style style:name="P5" style:family="paragraph" style:parent-style-name="Header">
      <style:text-properties fo:font-size="8pt" officeooo:rsid="0048d237" officeooo:paragraph-rsid="006b4271" style:font-size-asian="8pt" style:font-size-complex="8pt"/>
    </style:style>
    <style:style style:name="P6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5bc7a2" officeooo:paragraph-rsid="006b4271" style:font-size-asian="8pt" style:font-size-complex="8pt"/>
    </style:style>
    <style:style style:name="P7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6b4271" style:font-size-asian="8pt" style:font-size-complex="8pt"/>
    </style:style>
    <style:style style:name="P8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9pt" fo:language="ca" fo:country="ES" officeooo:paragraph-rsid="006b4271" style:font-size-asian="7.84999990463257pt" style:font-size-complex="9pt"/>
    </style:style>
    <style:style style:name="P9" style:family="paragraph" style:parent-style-name="Standard">
      <style:text-properties fo:font-size="9pt" fo:language="ca" fo:country="ES" style:font-size-asian="7.84999990463257pt" style:font-size-complex="9pt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9pt" fo:font-weight="bold" officeooo:paragraph-rsid="00782eac" style:font-size-asian="9pt" style:font-weight-asian="bold" style:font-name-complex="Calibri" style:font-weight-complex="bold"/>
    </style:style>
    <style:style style:name="P11" style:family="paragraph" style:parent-style-name="Standard">
      <style:paragraph-properties style:line-height-at-least="0.353cm" fo:text-align="center" style:justify-single-word="false" style:text-autospace="none" style:snap-to-layout-grid="false"/>
      <style:text-properties fo:color="#ffffff" style:font-name="Calibri" fo:font-size="14pt" fo:language="ca" fo:country="ES" officeooo:rsid="0069514b" officeooo:paragraph-rsid="0069514b" style:letter-kerning="true" style:font-name-asian="SimSun1" style:font-size-asian="14pt" style:language-asian="zh" style:country-asian="CN" style:font-name-complex="Calibri" style:font-size-complex="14pt" style:language-complex="hi" style:country-complex="IN"/>
    </style:style>
    <style:style style:name="P12" style:family="paragraph" style:parent-style-name="Text_20_body">
      <style:paragraph-properties fo:margin-top="0cm" fo:margin-bottom="0cm" loext:contextual-spacing="false" style:line-height-at-least="0.353cm" fo:text-align="center" style:justify-single-word="false" style:snap-to-layout-grid="false"/>
      <style:text-properties fo:color="#ffffff" style:font-name="Calibri" fo:font-size="14pt" fo:language="ca" fo:country="ES" officeooo:rsid="0069514b" officeooo:paragraph-rsid="0069514b" style:letter-kerning="true" style:font-name-asian="SimSun1" style:font-size-asian="14pt" style:language-asian="zh" style:country-asian="CN" style:font-name-complex="Calibri" style:font-size-complex="14pt" style:language-complex="hi" style:country-complex="IN"/>
    </style:style>
    <style:style style:name="P13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size="14pt" fo:language="ca" fo:country="ES" officeooo:rsid="0069514b" officeooo:paragraph-rsid="0069514b" style:letter-kerning="true" style:font-name-asian="SimSun1" style:font-size-asian="14pt" style:language-asian="zh" style:country-asian="CN" style:font-name-complex="Calibri" style:font-size-complex="14pt" style:language-complex="hi" style:country-complex="IN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9pt" fo:font-weight="bold" officeooo:paragraph-rsid="00789394" style:font-size-asian="9pt" style:font-weight-asian="bold" style:font-name-complex="Calibri" style:font-weight-complex="bold"/>
    </style:style>
    <style:style style:name="P15" style:family="paragraph" style:parent-style-name="Table_20_Contents">
      <style:paragraph-properties style:snap-to-layout-grid="false"/>
      <style:text-properties fo:color="#000000" style:font-name="Calibri" fo:font-size="9pt" fo:language="ca" fo:country="ES" officeooo:paragraph-rsid="0077bbd1" style:font-name-asian="Arial" style:font-size-asian="9pt" style:font-name-complex="Calibri"/>
    </style:style>
    <style:style style:name="P16" style:family="paragraph" style:parent-style-name="_31__20_cabecera">
      <style:text-properties fo:language="ca" fo:country="ES"/>
    </style:style>
    <style:style style:name="P17" style:family="paragraph" style:parent-style-name="_31__20_cabecera">
      <style:text-properties fo:font-size="14pt" fo:language="ca" fo:country="ES" officeooo:rsid="006cb6c9" officeooo:paragraph-rsid="006cb6c9" style:font-size-asian="14pt" style:font-size-complex="14pt"/>
    </style:style>
    <style:style style:name="P18" style:family="paragraph" style:parent-style-name="competencias">
      <style:text-properties fo:language="ca" fo:country="ES"/>
    </style:style>
    <style:style style:name="P19" style:family="paragraph" style:parent-style-name="gris">
      <style:paragraph-properties fo:text-align="center" style:justify-single-word="false"/>
      <style:text-properties fo:language="ca" fo:country="ES"/>
    </style:style>
    <style:style style:name="P20" style:family="paragraph" style:parent-style-name="gris">
      <style:paragraph-properties fo:text-align="center" style:justify-single-word="false"/>
      <style:text-properties fo:language="ca" fo:country="ES" officeooo:paragraph-rsid="00285fab"/>
    </style:style>
    <style:style style:name="P21" style:family="paragraph" style:parent-style-name="gris">
      <style:paragraph-properties fo:text-align="center" style:justify-single-word="false"/>
      <style:text-properties fo:language="ca" fo:country="ES" officeooo:rsid="0069514b"/>
    </style:style>
    <style:style style:name="P22" style:family="paragraph" style:parent-style-name="gris">
      <style:paragraph-properties fo:text-align="center" style:justify-single-word="false"/>
      <style:text-properties fo:font-size="9pt" fo:language="ca" fo:country="ES" officeooo:rsid="006f8805" officeooo:paragraph-rsid="006f8805" style:font-size-asian="9pt" style:font-size-complex="9pt"/>
    </style:style>
    <style:style style:name="P23" style:family="paragraph" style:parent-style-name="gris">
      <style:paragraph-properties fo:text-align="center" style:justify-single-word="false"/>
      <style:text-properties style:use-window-font-color="true" style:font-name="Calibri" fo:language="ca" fo:country="ES" fo:font-weight="bold" officeooo:rsid="0069514b" style:letter-kerning="true" style:font-name-asian="SimSun1" style:language-asian="zh" style:country-asian="CN" style:font-name-complex="Calibri" style:language-complex="hi" style:country-complex="IN"/>
    </style:style>
    <style:style style:name="P24" style:family="paragraph" style:parent-style-name="gris">
      <style:paragraph-properties fo:text-align="center" style:justify-single-word="false"/>
      <style:text-properties style:use-window-font-color="true" style:font-name="Calibri" fo:language="ca" fo:country="ES" fo:font-weight="bold" style:letter-kerning="true" style:font-name-asian="SimSun1" style:language-asian="zh" style:country-asian="CN" style:font-name-complex="Calibri" style:language-complex="hi" style:country-complex="IN"/>
    </style:style>
    <style:style style:name="P25" style:family="paragraph" style:parent-style-name="gris">
      <style:paragraph-properties fo:text-align="center" style:justify-single-word="false"/>
      <style:text-properties style:use-window-font-color="true" style:font-name="Calibri" fo:language="ca" fo:country="ES" fo:font-weight="bold" officeooo:paragraph-rsid="00285fab" style:letter-kerning="true" style:font-name-asian="SimSun1" style:language-asian="zh" style:country-asian="CN" style:font-name-complex="Calibri" style:language-complex="hi" style:country-complex="IN"/>
    </style:style>
    <style:style style:name="P26" style:family="paragraph" style:parent-style-name="gris">
      <style:paragraph-properties fo:text-align="center" style:justify-single-word="false"/>
      <style:text-properties style:use-window-font-color="true" style:font-name="Calibri" fo:font-size="9pt" fo:language="ca" fo:country="ES" fo:font-weight="bold" officeooo:rsid="00717f93" officeooo:paragraph-rsid="00717f93" style:letter-kerning="true" style:font-name-asian="SimSun1" style:font-size-asian="9pt" style:language-asian="zh" style:country-asian="CN" style:font-name-complex="Calibri" style:font-size-complex="9pt" style:language-complex="hi" style:country-complex="IN"/>
    </style:style>
    <style:style style:name="P27" style:family="paragraph" style:parent-style-name="_34__20_competencias">
      <style:text-properties fo:language="ca" fo:country="ES" fo:font-weight="bold" officeooo:paragraph-rsid="007732fc" style:font-weight-asian="bold" style:font-weight-complex="bold"/>
    </style:style>
    <style:style style:name="P28" style:family="paragraph" style:parent-style-name="_34__20_competencias">
      <style:text-properties fo:language="ca" fo:country="ES" fo:font-weight="bold" officeooo:paragraph-rsid="0077bbd1" style:font-weight-asian="bold" style:font-weight-complex="bold"/>
    </style:style>
    <style:style style:name="P29" style:family="paragraph" style:parent-style-name="_34__20_competencias">
      <style:text-properties fo:language="ca" fo:country="ES" fo:font-weight="bold" officeooo:paragraph-rsid="00782eac" style:font-weight-asian="bold" style:font-weight-complex="bold"/>
    </style:style>
    <style:style style:name="P30" style:family="paragraph" style:parent-style-name="_34__20_competencias">
      <style:text-properties fo:language="ca" fo:country="ES" fo:font-weight="bold" officeooo:paragraph-rsid="00789394" style:font-weight-asian="bold" style:font-weight-complex="bold"/>
    </style:style>
    <style:style style:name="P31" style:family="paragraph" style:parent-style-name="_34__20_competencias">
      <style:text-properties fo:language="ca" fo:country="ES" fo:font-weight="bold" officeooo:paragraph-rsid="007a5010" style:font-weight-asian="bold" style:font-weight-complex="bold"/>
    </style:style>
    <style:style style:name="P32" style:family="paragraph" style:parent-style-name="_34__20_competencias">
      <style:text-properties fo:language="ca" fo:country="ES" fo:font-weight="bold" officeooo:paragraph-rsid="007b53e2" style:font-weight-asian="bold" style:font-weight-complex="bold"/>
    </style:style>
    <style:style style:name="P33" style:family="paragraph" style:parent-style-name="_34__20_competencias">
      <style:text-properties fo:language="ca" fo:country="ES" fo:font-weight="bold" officeooo:paragraph-rsid="007c93da" style:font-weight-asian="bold" style:font-weight-complex="bold"/>
    </style:style>
    <style:style style:name="P34" style:family="paragraph" style:parent-style-name="_34__20_competencias">
      <style:text-properties fo:font-weight="bold" officeooo:paragraph-rsid="007732fc" style:font-weight-asian="bold" style:font-weight-complex="bold"/>
    </style:style>
    <style:style style:name="P35" style:family="paragraph" style:parent-style-name="_34__20_competencias">
      <style:text-properties fo:font-weight="bold" officeooo:paragraph-rsid="0077bbd1" style:font-weight-asian="bold" style:font-weight-complex="bold"/>
    </style:style>
    <style:style style:name="P36" style:family="paragraph" style:parent-style-name="_34__20_competencias">
      <style:text-properties fo:font-weight="bold" officeooo:paragraph-rsid="00782eac" style:font-weight-asian="bold" style:font-weight-complex="bold"/>
    </style:style>
    <style:style style:name="P37" style:family="paragraph" style:parent-style-name="_34__20_competencias">
      <style:text-properties fo:font-weight="bold" officeooo:paragraph-rsid="00789394" style:font-weight-asian="bold" style:font-weight-complex="bold"/>
    </style:style>
    <style:style style:name="P38" style:family="paragraph" style:parent-style-name="_34__20_competencias">
      <style:text-properties fo:font-weight="bold" officeooo:paragraph-rsid="007a5010" style:font-weight-asian="bold" style:font-weight-complex="bold"/>
    </style:style>
    <style:style style:name="P39" style:family="paragraph" style:parent-style-name="_34__20_competencias">
      <style:text-properties fo:font-weight="bold" officeooo:paragraph-rsid="007b53e2" style:font-weight-asian="bold" style:font-weight-complex="bold"/>
    </style:style>
    <style:style style:name="P40" style:family="paragraph" style:parent-style-name="_34__20_competencias">
      <style:text-properties fo:font-weight="bold" officeooo:paragraph-rsid="007c93da" style:font-weight-asian="bold" style:font-weight-complex="bold"/>
    </style:style>
    <style:style style:name="P41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Calibri" fo:font-size="9pt" fo:language="ca" fo:country="ES" officeooo:paragraph-rsid="00840f9d" style:font-name-asian="Arial" style:font-size-asian="9pt" style:font-name-complex="Calibri"/>
    </style:style>
    <style:style style:name="P42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866412" style:font-name-asian="Arial" style:font-size-asian="9pt" style:font-name-complex="Calibri"/>
    </style:style>
    <style:style style:name="P43" style:family="paragraph" style:parent-style-name="Standard">
      <style:paragraph-properties style:line-height-at-least="0.176cm" fo:text-align="justify" style:justify-single-word="false" style:snap-to-layout-grid="false"/>
      <style:text-properties fo:color="#000000" style:font-name="Calibri" fo:font-size="9pt" fo:language="ca" fo:country="ES" officeooo:paragraph-rsid="00866412" style:font-name-asian="Arial" style:font-size-asian="9pt" style:font-name-complex="Calibri"/>
    </style:style>
    <style:style style:name="P44" style:family="paragraph" style:parent-style-name="Standard">
      <style:paragraph-properties style:line-height-at-least="0.176cm" fo:text-align="justify" style:justify-single-word="false" style:snap-to-layout-grid="false"/>
      <style:text-properties fo:color="#000000" style:font-name="Calibri" fo:font-size="9pt" fo:language="ca" fo:country="ES" officeooo:paragraph-rsid="00866412" style:font-name-asian="Arial" style:font-size-asian="9pt" style:language-asian="es" style:country-asian="ES" style:font-name-complex="Calibri"/>
    </style:style>
    <style:style style:name="P45" style:family="paragraph" style:parent-style-name="Standard">
      <style:paragraph-properties style:line-height-at-least="0.353cm" style:snap-to-layout-grid="false"/>
      <style:text-properties fo:color="#000000" style:font-name="Calibri" fo:font-size="9pt" fo:language="ca" fo:country="ES" officeooo:paragraph-rsid="00830c3f" style:font-size-asian="9pt" style:font-name-complex="Calibri"/>
    </style:style>
    <style:style style:name="P46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840f9d" style:font-name-asian="Arial" style:font-size-asian="9pt" style:font-weight-asian="normal" style:font-name-complex="Calibri" style:font-weight-complex="normal"/>
    </style:style>
    <style:style style:name="P47" style:family="paragraph" style:parent-style-name="Standard">
      <style:paragraph-properties fo:orphans="2" fo:widows="2" fo:hyphenation-ladder-count="no-limit" style:text-autospace="none" style:snap-to-layout-grid="false"/>
      <style:text-properties fo:color="#000000" style:font-name="Calibri" fo:font-size="9pt" fo:language="ca" fo:country="ES" officeooo:paragraph-rsid="0087b527" style:font-name-asian="Times New Roman" style:font-size-asian="9pt" style:language-asian="es" style:country-asian="ES" style:font-name-complex="Calibri" fo:hyphenate="true" fo:hyphenation-remain-char-count="2" fo:hyphenation-push-char-count="2"/>
    </style:style>
    <style:style style:name="P48" style:family="paragraph" style:parent-style-name="Standard">
      <style:paragraph-properties style:snap-to-layout-grid="false"/>
      <style:text-properties fo:color="#000000" style:font-name="Calibri" fo:font-size="9pt" fo:language="ca" fo:country="ES" officeooo:paragraph-rsid="008964e8" style:font-name-asian="ZUHCBF+ArialMT" style:font-size-asian="9pt" style:language-asian="es" style:country-asian="ES" style:font-name-complex="Calibri"/>
    </style:style>
    <style:style style:name="P49" style:family="paragraph" style:parent-style-name="Standard">
      <style:paragraph-properties style:snap-to-layout-grid="false"/>
      <style:text-properties fo:color="#000000" style:font-name="Calibri" fo:font-size="9pt" fo:language="ca" fo:country="ES" officeooo:paragraph-rsid="008964e8" style:font-name-asian="ZUHCBF+ArialMT" style:font-size-asian="9pt" style:font-name-complex="Calibri"/>
    </style:style>
    <style:style style:name="P50" style:family="paragraph" style:parent-style-name="Standard">
      <style:paragraph-properties style:line-height-at-least="0.353cm" style:snap-to-layout-grid="false"/>
      <style:text-properties fo:color="#000000" style:font-name="Calibri" fo:font-size="9pt" officeooo:paragraph-rsid="00830c3f" style:font-size-asian="9pt" style:font-name-complex="Calibri"/>
    </style:style>
    <style:style style:name="P51" style:family="paragraph" style:parent-style-name="Standard">
      <style:text-properties fo:color="#000000" style:font-name="Calibri" fo:font-size="9pt" officeooo:paragraph-rsid="00884c4a" style:font-size-asian="9pt" style:font-name-complex="Calibri"/>
    </style:style>
    <style:style style:name="P52" style:family="paragraph" style:parent-style-name="Standard">
      <style:paragraph-properties style:line-height-at-least="0.176cm" style:snap-to-layout-grid="false">
        <style:tab-stops>
          <style:tab-stop style:position="0.363cm"/>
        </style:tab-stops>
      </style:paragraph-properties>
      <style:text-properties fo:color="#000000" style:font-name="Calibri" fo:font-size="9pt" officeooo:paragraph-rsid="008964e8" style:font-size-asian="9pt" style:font-name-complex="Calibri"/>
    </style:style>
    <style:style style:name="P53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officeooo:paragraph-rsid="00866412" style:font-name-asian="Arial" style:font-size-asian="9pt" style:font-name-complex="Calibri"/>
    </style:style>
    <style:style style:name="P54" style:family="paragraph" style:parent-style-name="Standard">
      <style:paragraph-properties style:line-height-at-least="0.353cm" fo:text-align="justify" style:justify-single-word="false"/>
      <style:text-properties fo:color="#000000" style:font-name="Calibri" fo:font-size="9pt" officeooo:paragraph-rsid="00866412" style:font-name-asian="Arial" style:font-size-asian="9pt" style:font-name-complex="Calibri"/>
    </style:style>
    <style:style style:name="P55" style:family="paragraph" style:parent-style-name="Standard">
      <style:paragraph-properties style:line-height-at-least="0.176cm" fo:text-align="justify" style:justify-single-word="false" style:snap-to-layout-grid="false"/>
      <style:text-properties fo:color="#000000" style:font-name="Calibri" fo:font-size="9pt" officeooo:paragraph-rsid="00866412" style:font-name-asian="Arial" style:font-size-asian="9pt" style:font-name-complex="Calibri"/>
    </style:style>
    <style:style style:name="P56" style:family="paragraph" style:parent-style-name="Standard">
      <style:paragraph-properties style:line-height-at-least="0.176cm" fo:text-align="justify" style:justify-single-word="false"/>
      <style:text-properties fo:color="#000000" style:font-name="Calibri" fo:font-size="9pt" officeooo:paragraph-rsid="00866412" style:font-name-asian="Arial" style:font-size-asian="9pt" style:font-name-complex="Calibri"/>
    </style:style>
    <style:style style:name="P57" style:family="paragraph" style:parent-style-name="Standard">
      <style:paragraph-properties fo:orphans="2" fo:widows="2" fo:hyphenation-ladder-count="no-limit" style:text-autospace="none" style:snap-to-layout-grid="false"/>
      <style:text-properties fo:color="#000000" style:font-name="Calibri" fo:font-size="9pt" officeooo:paragraph-rsid="0087b527" style:font-name-asian="Times New Roman" style:font-size-asian="9pt" style:language-asian="es" style:country-asian="ES" style:font-name-complex="Calibri" fo:hyphenate="true" fo:hyphenation-remain-char-count="2" fo:hyphenation-push-char-count="2"/>
    </style:style>
    <style:style style:name="P58" style:family="paragraph" style:parent-style-name="Standard">
      <style:paragraph-properties fo:orphans="2" fo:widows="2" fo:hyphenation-ladder-count="no-limit" style:text-autospace="none"/>
      <style:text-properties fo:color="#000000" style:font-name="Calibri" fo:font-size="9pt" officeooo:paragraph-rsid="0087b527" style:font-name-asian="Times New Roman" style:font-size-asian="9pt" style:language-asian="es" style:country-asian="ES" style:font-name-complex="Calibri" fo:hyphenate="true" fo:hyphenation-remain-char-count="2" fo:hyphenation-push-char-count="2"/>
    </style:style>
    <style:style style:name="P59" style:family="paragraph" style:parent-style-name="Standard">
      <style:paragraph-properties style:snap-to-layout-grid="false"/>
      <style:text-properties fo:color="#000000" style:font-name="Calibri" fo:font-size="9pt" officeooo:paragraph-rsid="008964e8" style:font-name-asian="ZUHCBF+ArialMT" style:font-size-asian="9pt" style:font-name-complex="Calibri"/>
    </style:style>
    <style:style style:name="P60" style:family="paragraph" style:parent-style-name="Standard">
      <style:text-properties fo:color="#000000" style:font-name="Calibri" fo:font-size="9pt" officeooo:paragraph-rsid="008964e8" style:font-name-asian="ZUHCBF+ArialMT" style:font-size-asian="9pt" style:font-name-complex="Calibri"/>
    </style:style>
    <style:style style:name="P61" style:family="paragraph" style:parent-style-name="Standard">
      <style:paragraph-properties fo:line-height="115%" style:snap-to-layout-grid="false"/>
      <style:text-properties style:font-name="Calibri" fo:font-size="9pt" fo:language="ca" fo:country="ES" officeooo:paragraph-rsid="0077bbd1" style:font-size-asian="9pt" style:font-name-complex="Calibri"/>
    </style:style>
    <style:style style:name="P62" style:family="paragraph" style:parent-style-name="Standard">
      <style:paragraph-properties fo:line-height="115%" fo:text-align="start" style:justify-single-word="false" style:snap-to-layout-grid="false"/>
      <style:text-properties style:font-name="Calibri" fo:font-size="9pt" fo:language="ca" fo:country="ES" fo:font-weight="normal" officeooo:paragraph-rsid="0077bbd1" style:font-name-asian="Arial" style:font-size-asian="9pt" style:font-weight-asian="normal" style:font-name-complex="Calibri" style:font-weight-complex="normal"/>
    </style:style>
    <style:style style:name="P63" style:family="paragraph" style:parent-style-name="Standard">
      <style:paragraph-properties style:line-height-at-least="0.353cm" fo:text-align="start" style:justify-single-word="false" style:snap-to-layout-grid="false"/>
      <style:text-properties style:font-name="Calibri" fo:font-size="9pt" fo:language="ca" fo:country="ES" fo:font-weight="normal" officeooo:paragraph-rsid="00866412" style:font-name-asian="ZUHCBF+ArialMT" style:font-size-asian="9pt" style:font-weight-asian="normal" style:font-name-complex="Calibri" style:font-weight-complex="normal"/>
    </style:style>
    <style:style style:name="P64" style:family="paragraph" style:parent-style-name="Standard">
      <style:paragraph-properties style:line-height-at-least="0.353cm" fo:text-align="justify" style:justify-single-word="false" style:text-autospace="none" style:snap-to-layout-grid="false"/>
      <style:text-properties style:font-name="Calibri" fo:font-size="9pt" fo:language="ca" fo:country="ES" officeooo:paragraph-rsid="00866412" style:font-name-asian="ZUHCBF+ArialMT" style:font-size-asian="9pt" style:language-asian="es" style:country-asian="ES" style:font-name-complex="Calibri"/>
    </style:style>
    <style:style style:name="P65" style:family="paragraph" style:parent-style-name="Standard">
      <style:paragraph-properties style:line-height-at-least="0.353cm" style:text-autospace="none" style:snap-to-layout-grid="false"/>
      <style:text-properties style:font-name="Calibri" fo:font-size="9pt" fo:language="ca" fo:country="ES" officeooo:paragraph-rsid="0087b527" style:font-name-asian="ZUHCBF+ArialMT" style:font-size-asian="9pt" style:language-asian="es" style:country-asian="ES" style:font-name-complex="Calibri"/>
    </style:style>
    <style:style style:name="P66" style:family="paragraph" style:parent-style-name="Standard">
      <style:paragraph-properties style:line-height-at-least="0.353cm" style:text-autospace="none" style:snap-to-layout-grid="false"/>
      <style:text-properties style:font-name="Calibri" fo:font-size="9pt" fo:language="ca" fo:country="ES" officeooo:paragraph-rsid="00866412" style:font-name-asian="ZUHCBF+ArialMT" style:font-size-asian="9pt" style:font-name-complex="Calibri"/>
    </style:style>
    <style:style style:name="P67" style:family="paragraph" style:parent-style-name="Standard">
      <style:paragraph-properties style:line-height-at-least="0.176cm" fo:text-align="justify" style:justify-single-word="false" style:snap-to-layout-grid="false"/>
      <style:text-properties style:font-name="Calibri" fo:font-size="9pt" fo:language="ca" fo:country="ES" officeooo:paragraph-rsid="00866412" style:font-name-asian="Arial" style:font-size-asian="9pt" style:font-name-complex="Calibri"/>
    </style:style>
    <style:style style:name="P68" style:family="paragraph" style:parent-style-name="Standard">
      <style:paragraph-properties style:line-height-at-least="0.176cm" fo:text-align="justify" style:justify-single-word="false" style:snap-to-layout-grid="false"/>
      <style:text-properties style:font-name="Calibri" fo:font-size="9pt" fo:language="ca" fo:country="ES" officeooo:paragraph-rsid="0087b527" style:font-name-asian="Arial" style:font-size-asian="9pt" style:font-name-complex="Calibri"/>
    </style:style>
    <style:style style:name="P69" style:family="paragraph" style:parent-style-name="Standard">
      <style:paragraph-properties style:snap-to-layout-grid="false"/>
      <style:text-properties style:font-name="Calibri" fo:font-size="9pt" officeooo:paragraph-rsid="00830c3f" style:font-size-asian="9pt" style:font-name-complex="Calibri"/>
    </style:style>
    <style:style style:name="P70" style:family="paragraph" style:parent-style-name="Standard">
      <style:paragraph-properties style:snap-to-layout-grid="false"/>
      <style:text-properties style:font-name="Calibri" fo:font-size="9pt" officeooo:paragraph-rsid="008964e8" style:font-size-asian="9pt" style:font-name-complex="Calibri"/>
    </style:style>
    <style:style style:name="P71" style:family="paragraph" style:parent-style-name="Standard">
      <style:text-properties style:font-name="Calibri" fo:font-size="9pt" officeooo:paragraph-rsid="00830c3f" style:font-size-asian="9pt" style:font-name-complex="Calibri"/>
    </style:style>
    <style:style style:name="P72" style:family="paragraph" style:parent-style-name="Standard">
      <style:paragraph-properties style:line-height-at-least="0.176cm" style:snap-to-layout-grid="false">
        <style:tab-stops>
          <style:tab-stop style:position="0.363cm"/>
        </style:tab-stops>
      </style:paragraph-properties>
      <style:text-properties style:font-name="Calibri" fo:font-size="9pt" officeooo:paragraph-rsid="008964e8" style:font-size-asian="9pt" style:font-name-complex="Calibri"/>
    </style:style>
    <style:style style:name="P73" style:family="paragraph" style:parent-style-name="Standard">
      <style:paragraph-properties style:line-height-at-least="0.176cm" fo:text-align="justify" style:justify-single-word="false" style:snap-to-layout-grid="false"/>
      <style:text-properties style:font-name="Calibri" fo:font-size="9pt" officeooo:paragraph-rsid="00866412" style:font-name-asian="Arial" style:font-size-asian="9pt" style:font-name-complex="Calibri"/>
    </style:style>
    <style:style style:name="P74" style:family="paragraph" style:parent-style-name="Standard">
      <style:paragraph-properties style:line-height-at-least="0.176cm" fo:text-align="justify" style:justify-single-word="false" style:snap-to-layout-grid="false"/>
      <style:text-properties style:font-name="Calibri" fo:font-size="9pt" officeooo:paragraph-rsid="0087b527" style:font-name-asian="Arial" style:font-size-asian="9pt" style:font-name-complex="Calibri"/>
    </style:style>
    <style:style style:name="P75" style:family="paragraph" style:parent-style-name="Standard">
      <style:paragraph-properties style:line-height-at-least="0.176cm" fo:text-align="justify" style:justify-single-word="false"/>
      <style:text-properties style:font-name="Calibri" fo:font-size="9pt" officeooo:paragraph-rsid="00866412" style:font-name-asian="Arial" style:font-size-asian="9pt" style:font-name-complex="Calibri"/>
    </style:style>
    <style:style style:name="P76" style:family="paragraph" style:parent-style-name="Standard">
      <style:paragraph-properties style:line-height-at-least="0.176cm" fo:text-align="justify" style:justify-single-word="false"/>
      <style:text-properties style:font-name="Calibri" fo:font-size="9pt" officeooo:paragraph-rsid="0087b527" style:font-name-asian="Arial" style:font-size-asian="9pt" style:font-name-complex="Calibri"/>
    </style:style>
    <style:style style:name="P77" style:family="paragraph" style:parent-style-name="Standard">
      <style:text-properties style:font-name="Calibri" fo:font-size="9pt" officeooo:paragraph-rsid="008964e8" style:font-name-asian="ZUHCBF+ArialMT" style:font-size-asian="9pt" style:font-name-complex="Calibri"/>
    </style:style>
    <style:style style:name="P78" style:family="paragraph" style:parent-style-name="Standard">
      <style:paragraph-properties fo:margin-top="0cm" fo:margin-bottom="0.212cm" loext:contextual-spacing="false" fo:line-height="115%" fo:text-align="justify" style:justify-single-word="false" fo:orphans="2" fo:widows="2" style:snap-to-layout-grid="false"/>
      <style:text-properties fo:color="#000000" style:font-name="Calibri" fo:font-size="9pt" fo:language="ca" fo:country="ES" officeooo:paragraph-rsid="00840f9d" style:font-name-asian="Arial" style:font-size-asian="9pt" style:font-name-complex="Calibri"/>
    </style:style>
    <style:style style:name="P79" style:family="paragraph" style:parent-style-name="Standard">
      <style:paragraph-properties fo:margin-top="0cm" fo:margin-bottom="0cm" loext:contextual-spacing="false"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840f9d" style:font-name-asian="Arial" style:font-size-asian="9pt" style:font-weight-asian="normal" style:font-name-complex="Calibri" style:font-weight-complex="normal"/>
    </style:style>
    <style:style style:name="P80" style:family="paragraph" style:parent-style-name="Standard">
      <style:paragraph-properties fo:margin-left="-0.053cm" fo:margin-right="0.191cm" style:line-height-at-least="0.353cm" fo:text-align="justify" style:justify-single-word="false" fo:text-indent="0cm" style:auto-text-indent="false" style:text-autospace="none" style:snap-to-layout-grid="false">
        <style:tab-stops>
          <style:tab-stop style:position="0cm"/>
        </style:tab-stops>
      </style:paragraph-properties>
      <style:text-properties style:font-name="Calibri" fo:font-size="9pt" fo:language="ca" fo:country="ES" officeooo:paragraph-rsid="00866412" style:font-name-asian="ZUHCBF+ArialMT" style:font-size-asian="9pt" style:language-asian="es" style:country-asian="ES" style:font-name-complex="Calibri"/>
    </style:style>
    <style:style style:name="P81" style:family="paragraph" style:parent-style-name="Standard">
      <style:paragraph-properties fo:margin-left="-0.053cm" fo:margin-right="0.191cm" style:line-height-at-least="0.353cm" fo:text-indent="0cm" style:auto-text-indent="false" style:snap-to-layout-grid="false">
        <style:tab-stops>
          <style:tab-stop style:position="3.348cm"/>
        </style:tab-stops>
      </style:paragraph-properties>
      <style:text-properties style:font-name="Calibri" fo:font-size="9pt" fo:language="ca" fo:country="ES" officeooo:paragraph-rsid="0087b527" style:font-name-asian="ZUHCBF+ArialMT" style:font-size-asian="9pt" style:language-asian="es" style:country-asian="ES" style:font-name-complex="Calibri"/>
    </style:style>
    <style:style style:name="P82" style:family="paragraph" style:parent-style-name="Standard">
      <style:paragraph-properties fo:margin-left="-0.053cm" fo:margin-right="0.191cm" style:line-height-at-least="0.353cm" fo:text-indent="0cm" style:auto-text-indent="false" style:text-autospace="none" style:snap-to-layout-grid="false">
        <style:tab-stops>
          <style:tab-stop style:position="0cm"/>
        </style:tab-stops>
      </style:paragraph-properties>
      <style:text-properties fo:color="#000000" style:font-name="Calibri" fo:font-size="9pt" fo:language="ca" fo:country="ES" officeooo:paragraph-rsid="0087b527" style:font-name-asian="ZUHCBF+ArialMT" style:font-size-asian="9pt" style:language-asian="es" style:country-asian="ES" style:font-name-complex="Calibri"/>
    </style:style>
    <style:style style:name="P83" style:family="paragraph" style:parent-style-name="Standard">
      <style:paragraph-properties fo:margin-left="-0.053cm" fo:margin-right="0.191cm" fo:margin-top="0cm" fo:margin-bottom="0cm" loext:contextual-spacing="false" style:line-height-at-least="0.353cm" fo:text-align="justify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style:font-name="Calibri" fo:font-size="9pt" fo:language="ca" fo:country="ES" officeooo:paragraph-rsid="00866412" style:font-name-asian="ZUHCBF+ArialMT" style:font-size-asian="9pt" style:language-asian="es" style:country-asian="ES" style:font-name-complex="Calibri"/>
    </style:style>
    <style:style style:name="P84" style:family="paragraph" style:parent-style-name="Text_20_body">
      <style:paragraph-properties fo:margin-top="0cm" fo:margin-bottom="0cm" loext:contextual-spacing="false" style:line-height-at-least="0.353cm" fo:text-align="justify" style:justify-single-word="false" style:text-autospace="none" style:snap-to-layout-grid="false"/>
      <style:text-properties style:font-name="Calibri" fo:font-size="9pt" fo:language="ca" fo:country="ES" officeooo:paragraph-rsid="00866412" style:font-name-asian="Microsoft YaHei" style:font-size-asian="9pt" style:language-asian="es" style:country-asian="ES" style:font-name-complex="Calibri"/>
    </style:style>
    <style:style style:name="P85" style:family="paragraph" style:parent-style-name="Text_20_body">
      <style:paragraph-properties fo:margin-top="0cm" fo:margin-bottom="0cm" loext:contextual-spacing="false" style:line-height-at-least="0.353cm" style:snap-to-layout-grid="false"/>
      <style:text-properties style:font-name="Calibri" fo:font-size="9pt" fo:language="ca" fo:country="ES" fo:font-weight="normal" officeooo:paragraph-rsid="00866412" style:font-size-asian="9pt" style:font-weight-asian="normal" style:font-name-complex="Calibri" style:font-weight-complex="normal"/>
    </style:style>
    <style:style style:name="P86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840f9d" style:font-name-asian="Arial" style:font-size-asian="9pt" style:font-weight-asian="normal" style:font-name-complex="Calibri" style:font-weight-complex="normal"/>
    </style:style>
    <style:style style:name="P87" style:family="paragraph" style:parent-style-name="Text_20_body">
      <style:paragraph-properties fo:margin-top="0cm" fo:margin-bottom="0cm" loext:contextual-spacing="false" style:line-height-at-least="0.353cm" style:snap-to-layout-grid="false"/>
      <style:text-properties fo:color="#000000" style:font-name="Calibri" fo:font-size="9pt" fo:language="ca" fo:country="ES" fo:font-weight="normal" officeooo:paragraph-rsid="008964e8" style:font-name-asian="ZUHCBF+ArialMT" style:font-size-asian="9pt" style:language-asian="es" style:country-asian="ES" style:font-weight-asian="normal" style:font-name-complex="Calibri" style:font-weight-complex="normal"/>
    </style:style>
    <style:style style:name="P88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866412" style:font-size-asian="9pt" style:font-weight-asian="normal" style:font-name-complex="Calibri" style:font-weight-complex="normal"/>
    </style:style>
    <style:style style:name="P89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866412" style:font-name-asian="ZUHCBF+ArialMT" style:font-size-asian="9pt" style:language-asian="es" style:country-asian="ES" style:font-name-complex="Calibri"/>
    </style:style>
    <style:style style:name="P90" style:family="paragraph" style:parent-style-name="Text_20_body">
      <style:paragraph-properties fo:margin-top="0cm" fo:margin-bottom="0cm" loext:contextual-spacing="false" style:line-height-at-least="0.353cm" style:snap-to-layout-grid="false"/>
      <style:text-properties fo:color="#000000" style:font-name="Calibri" fo:font-size="9pt" fo:language="ca" fo:country="ES" officeooo:paragraph-rsid="008964e8" style:font-name-asian="ZUHCBF+ArialMT" style:font-size-asian="9pt" style:language-asian="es" style:country-asian="ES" style:font-name-complex="Calibri"/>
    </style:style>
    <style:style style:name="P91" style:family="paragraph" style:parent-style-name="Text_20_body">
      <style:paragraph-properties fo:margin-top="0cm" fo:margin-bottom="0cm" loext:contextual-spacing="false" style:line-height-at-least="0.353cm" style:snap-to-layout-grid="false"/>
      <style:text-properties fo:color="#000000" style:font-name="Calibri" fo:font-size="9pt" fo:language="ca" fo:country="ES" officeooo:paragraph-rsid="00830c3f" style:font-size-asian="9pt" style:font-name-complex="Calibri"/>
    </style:style>
    <style:style style:name="P92" style:family="paragraph" style:parent-style-name="Text_20_body">
      <style:paragraph-properties fo:margin-top="0cm" fo:margin-bottom="0cm" loext:contextual-spacing="false" style:line-height-at-least="0.353cm" style:snap-to-layout-grid="false"/>
      <style:text-properties fo:color="#000000" style:font-name="Calibri" fo:font-size="9pt" fo:language="ca" fo:country="ES" officeooo:paragraph-rsid="00866412" style:font-size-asian="9pt" style:font-name-complex="Calibri"/>
    </style:style>
    <style:style style:name="P93" style:family="paragraph" style:parent-style-name="Text_20_body">
      <style:paragraph-properties fo:margin-top="0cm" fo:margin-bottom="0cm" loext:contextual-spacing="false" style:line-height-at-least="0.353cm" style:snap-to-layout-grid="false"/>
      <style:text-properties fo:color="#000000" style:font-name="Calibri" fo:font-size="9pt" fo:language="ca" fo:country="ES" officeooo:paragraph-rsid="00830c3f" style:letter-kerning="true" style:font-name-asian="SimSun1" style:font-size-asian="9pt" style:language-asian="zh" style:country-asian="CN" style:font-name-complex="Calibri" style:font-size-complex="12pt" style:language-complex="hi" style:country-complex="IN"/>
    </style:style>
    <style:style style:name="P94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8964e8" style:font-name-asian="Arial" style:font-size-asian="9pt" style:font-name-complex="Calibri"/>
    </style:style>
    <style:style style:name="P95" style:family="paragraph" style:parent-style-name="Text_20_body">
      <style:paragraph-properties fo:margin-top="0cm" fo:margin-bottom="0.212cm" loext:contextual-spacing="false" fo:text-align="justify" style:justify-single-word="false" style:snap-to-layout-grid="false"/>
      <style:text-properties fo:color="#000000" style:font-name="Calibri" fo:font-size="9pt" fo:language="ca" fo:country="ES" officeooo:paragraph-rsid="00830c3f" style:font-name-asian="Calibri" style:font-size-asian="9pt" style:font-name-complex="Calibri"/>
    </style:style>
    <style:style style:name="P96" style:family="paragraph" style:parent-style-name="Text_20_body">
      <style:paragraph-properties fo:margin-top="0cm" fo:margin-bottom="0.212cm" loext:contextual-spacing="false" style:line-height-at-least="0.176cm" style:snap-to-layout-grid="false">
        <style:tab-stops>
          <style:tab-stop style:position="0.363cm"/>
        </style:tab-stops>
      </style:paragraph-properties>
      <style:text-properties fo:color="#000000" style:font-name="Calibri" fo:font-size="9pt" fo:language="ca" fo:country="ES" fo:font-weight="bold" officeooo:paragraph-rsid="008964e8" style:font-name-asian="Calibri" style:font-size-asian="9pt" style:font-weight-asian="bold" style:font-name-complex="Calibri"/>
    </style:style>
    <style:style style:name="P97" style:family="paragraph" style:parent-style-name="LO-normal">
      <style:paragraph-properties fo:text-align="justify" style:justify-single-word="false" style:snap-to-layout-grid="false"/>
      <style:text-properties style:font-name="Calibri" fo:font-size="9pt" fo:language="ca" fo:country="ES" officeooo:paragraph-rsid="0077bbd1" style:font-name-asian="Arial" style:font-size-asian="9pt" style:font-name-complex="Calibri"/>
    </style:style>
    <style:style style:name="P98" style:family="paragraph" style:parent-style-name="LO-normal">
      <style:paragraph-properties style:snap-to-layout-grid="false"/>
      <style:text-properties style:font-name="Calibri" fo:font-size="9pt" fo:language="ca" fo:country="ES" officeooo:paragraph-rsid="00840f9d" style:font-name-asian="Arial" style:font-size-asian="9pt" style:font-name-complex="Calibri"/>
    </style:style>
    <style:style style:name="P99" style:family="paragraph" style:parent-style-name="LO-normal">
      <style:paragraph-properties fo:text-align="justify" style:justify-single-word="false" style:snap-to-layout-grid="false"/>
      <style:text-properties style:font-name="Calibri" fo:font-size="9pt" fo:language="ca" fo:country="ES" officeooo:paragraph-rsid="0077bbd1" style:font-size-asian="9pt" style:font-name-complex="Calibri"/>
    </style:style>
    <style:style style:name="P100" style:family="paragraph" style:parent-style-name="LO-normal">
      <style:paragraph-properties style:snap-to-layout-grid="false"/>
      <style:text-properties fo:color="#000000" style:font-name="Calibri" fo:font-size="9pt" fo:language="ca" fo:country="ES" officeooo:paragraph-rsid="00840f9d" style:font-name-asian="Arial" style:font-size-asian="9pt" style:font-name-complex="Calibri"/>
    </style:style>
    <style:style style:name="P101" style:family="paragraph" style:parent-style-name="LO-normal">
      <style:paragraph-properties fo:line-height="115%" fo:text-align="justify" style:justify-single-word="false" fo:orphans="2" fo:widows="2" style:snap-to-layout-grid="false"/>
      <style:text-properties fo:color="#000000" style:font-name="Calibri" fo:font-size="9pt" fo:language="ca" fo:country="ES" officeooo:paragraph-rsid="00840f9d" style:font-name-asian="Arial" style:font-size-asian="9pt" style:font-name-complex="Calibri"/>
    </style:style>
    <style:style style:name="P102" style:family="paragraph" style:parent-style-name="LO-normal">
      <style:paragraph-properties fo:line-height="115%" fo:text-align="justify" style:justify-single-word="false" style:snap-to-layout-grid="false"/>
      <style:text-properties fo:color="#000000" style:font-name="Calibri" fo:font-size="9pt" fo:language="ca" fo:country="ES" fo:font-weight="normal" officeooo:paragraph-rsid="00840f9d" style:font-name-asian="Arial" style:font-size-asian="9pt" style:font-weight-asian="normal" style:font-name-complex="Calibri" style:font-weight-complex="normal"/>
    </style:style>
    <style:style style:name="P103" style:family="paragraph" style:parent-style-name="LO-normal">
      <style:paragraph-properties fo:margin-left="0.148cm" fo:margin-right="0.265cm" fo:margin-top="0cm" fo:margin-bottom="0cm" loext:contextual-spacing="false" style:line-height-at-least="0.353cm" fo:text-align="justify" style:justify-single-word="false" fo:orphans="2" fo:widows="2" fo:hyphenation-ladder-count="no-limit" fo:text-indent="0cm" style:auto-text-indent="false" style:snap-to-layout-grid="false"/>
      <style:text-properties fo:color="#000000" style:font-name="Calibri" fo:font-size="9pt" fo:language="ca" fo:country="ES" officeooo:paragraph-rsid="00840f9d" style:font-name-asian="Arial" style:font-size-asian="9pt" style:font-name-complex="Calibri" fo:hyphenate="false" fo:hyphenation-remain-char-count="2" fo:hyphenation-push-char-count="2"/>
    </style:style>
    <style:style style:name="P104" style:family="paragraph" style:parent-style-name="Table_20_Contents">
      <loext:graphic-properties draw:fill="solid" draw:fill-color="#ffffff" draw:opacity="100%"/>
      <style:paragraph-properties fo:margin-top="0.101cm" fo:margin-bottom="0cm" loext:contextual-spacing="false" fo:background-color="#ffffff" style:snap-to-layout-grid="false"/>
      <style:text-properties style:font-name="Calibri" fo:font-size="9pt" fo:language="ca" fo:country="ES" officeooo:paragraph-rsid="00830c3f" style:font-size-asian="9pt" style:font-name-complex="Calibri"/>
    </style:style>
    <style:style style:name="P105" style:family="paragraph" style:parent-style-name="Table_20_Contents">
      <loext:graphic-properties draw:fill="solid" draw:fill-color="#ffffff" draw:opacity="100%"/>
      <style:paragraph-properties fo:margin-top="0.101cm" fo:margin-bottom="0cm" loext:contextual-spacing="false" fo:text-align="start" style:justify-single-word="false" fo:background-color="#ffffff" style:snap-to-layout-grid="false"/>
      <style:text-properties style:font-name="Calibri" fo:font-size="9pt" fo:language="ca" fo:country="ES" officeooo:paragraph-rsid="00830c3f" fo:background-color="#ffffff" style:font-size-asian="9pt" style:font-name-complex="Calibri"/>
    </style:style>
    <style:style style:name="P106" style:family="paragraph" style:parent-style-name="Table_20_Contents">
      <style:paragraph-properties fo:margin-top="0.101cm" fo:margin-bottom="0cm" loext:contextual-spacing="false" style:snap-to-layout-grid="false"/>
      <style:text-properties fo:color="#000000" style:font-name="Calibri" fo:font-size="9pt" fo:language="ca" fo:country="ES" officeooo:paragraph-rsid="008964e8" fo:background-color="#ffffff" style:font-name-asian="ZUHCBF+ArialMT" style:font-size-asian="9pt" style:font-name-complex="Calibri"/>
    </style:style>
    <style:style style:name="P107" style:family="paragraph" style:parent-style-name="Table_20_Contents">
      <loext:graphic-properties draw:fill="solid" draw:fill-color="#ffffff" draw:opacity="100%"/>
      <style:paragraph-properties fo:margin-top="0.101cm" fo:margin-bottom="0cm" loext:contextual-spacing="false" fo:background-color="#ffffff" style:snap-to-layout-grid="false"/>
      <style:text-properties fo:color="#000000" style:font-name="Calibri" fo:font-size="9pt" fo:language="ca" fo:country="ES" officeooo:paragraph-rsid="008964e8" fo:background-color="#ffffff" style:font-name-asian="ZUHCBF+ArialMT" style:font-size-asian="9pt" style:font-name-complex="Calibri"/>
    </style:style>
    <style:style style:name="P108" style:family="paragraph" style:parent-style-name="Table_20_Contents">
      <loext:graphic-properties draw:fill="solid" draw:fill-color="#ffffff" draw:opacity="100%"/>
      <style:paragraph-properties fo:margin-top="0.101cm" fo:margin-bottom="0cm" loext:contextual-spacing="false" style:line-height-at-least="0.353cm" fo:background-color="#ffffff" style:snap-to-layout-grid="false"/>
      <style:text-properties fo:color="#000000" style:font-name="Calibri" fo:font-size="9pt" fo:language="ca" fo:country="ES" officeooo:paragraph-rsid="008964e8" fo:background-color="#ffffff" style:font-name-asian="ZUHCBF+ArialMT" style:font-size-asian="9pt" style:font-name-complex="Calibri"/>
    </style:style>
    <style:style style:name="P109" style:family="paragraph" style:parent-style-name="Table_20_Contents">
      <style:paragraph-properties fo:margin-top="0.101cm" fo:margin-bottom="0cm" loext:contextual-spacing="false" style:line-height-at-least="0.353cm" style:snap-to-layout-grid="false"/>
      <style:text-properties fo:color="#000000" style:font-name="Calibri" fo:font-size="9pt" fo:language="ca" fo:country="ES" officeooo:paragraph-rsid="00830c3f" style:font-size-asian="9pt" style:font-name-complex="Calibri"/>
    </style:style>
    <style:style style:name="P110" style:family="paragraph" style:parent-style-name="Table_20_Contents">
      <style:paragraph-properties fo:margin-top="0.101cm" fo:margin-bottom="0cm" loext:contextual-spacing="false" style:snap-to-layout-grid="false"/>
      <style:text-properties fo:color="#000000" style:font-name="Calibri" fo:font-size="9pt" fo:language="ca" fo:country="ES" fo:font-weight="normal" officeooo:paragraph-rsid="00830c3f" fo:background-color="#ffffff" style:font-size-asian="9pt" style:font-weight-asian="normal" style:font-name-complex="Calibri" style:font-weight-complex="normal"/>
    </style:style>
    <style:style style:name="P111" style:family="paragraph" style:parent-style-name="Table_20_Contents">
      <style:paragraph-properties style:snap-to-layout-grid="false"/>
      <style:text-properties fo:color="#000000" style:font-name="Calibri" fo:font-size="9pt" fo:language="ca" fo:country="ES" fo:font-weight="normal" officeooo:paragraph-rsid="00884c4a" style:font-size-asian="9pt" style:font-weight-asian="normal" style:font-name-complex="Calibri" style:font-weight-complex="normal"/>
    </style:style>
    <style:style style:name="P112" style:family="paragraph" style:parent-style-name="Table_20_Contents">
      <style:paragraph-properties style:line-height-at-least="0.353cm" style:snap-to-layout-grid="false"/>
      <style:text-properties fo:color="#000000" style:font-name="Calibri" fo:font-size="9pt" fo:language="ca" fo:country="ES" fo:font-weight="normal" officeooo:paragraph-rsid="00884c4a" style:font-size-asian="9pt" style:font-weight-asian="normal" style:font-name-complex="Calibri" style:font-weight-complex="normal"/>
    </style:style>
    <style:style style:name="P113" style:family="paragraph" style:parent-style-name="Table_20_Contents">
      <loext:graphic-properties draw:fill="solid" draw:fill-color="#ffffff" draw:opacity="100%"/>
      <style:paragraph-properties style:line-height-at-least="0.353cm" fo:background-color="#ffffff" style:snap-to-layout-grid="false"/>
      <style:text-properties fo:color="#000000" style:font-name="Calibri" fo:font-size="9pt" fo:language="ca" fo:country="ES" fo:font-weight="normal" officeooo:rsid="008964e8" officeooo:paragraph-rsid="008964e8" style:font-size-asian="9pt" style:font-weight-asian="normal" style:font-name-complex="Calibri" style:font-weight-complex="normal"/>
    </style:style>
    <style:style style:name="P114" style:family="paragraph" style:parent-style-name="Table_20_Contents">
      <style:paragraph-properties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840f9d" style:font-name-asian="Arial" style:font-size-asian="9pt" style:font-weight-asian="normal" style:font-name-complex="Calibri" style:font-weight-complex="normal"/>
    </style:style>
    <style:style style:name="P115" style:family="paragraph" style:parent-style-name="Table_20_Contents">
      <style:paragraph-properties style:snap-to-layout-grid="false"/>
      <style:text-properties fo:color="#000000" style:font-name="Calibri" fo:font-size="9pt" fo:language="ca" fo:country="ES" officeooo:paragraph-rsid="00840f9d" style:font-name-asian="Arial" style:font-size-asian="9pt" style:font-name-complex="Calibri"/>
    </style:style>
    <style:style style:name="P116" style:family="paragraph" style:parent-style-name="Table_20_Contents">
      <style:paragraph-properties style:snap-to-layout-grid="false"/>
      <style:text-properties fo:color="#000000" style:font-name="Calibri" fo:font-size="9pt" officeooo:paragraph-rsid="00840f9d" style:font-size-asian="9pt" style:font-name-complex="Calibri"/>
    </style:style>
    <style:style style:name="P117" style:family="paragraph" style:parent-style-name="Table_20_Contents">
      <style:paragraph-properties style:snap-to-layout-grid="false"/>
      <style:text-properties style:font-name="Calibri" fo:font-size="9pt" officeooo:paragraph-rsid="00840f9d" style:font-size-asian="9pt" style:font-name-complex="Calibri"/>
    </style:style>
    <style:style style:name="P118" style:family="paragraph" style:parent-style-name="Table_20_Contents">
      <style:text-properties style:font-name="Calibri" fo:font-size="9pt" officeooo:paragraph-rsid="00840f9d" style:font-size-asian="9pt" style:font-name-complex="Calibri"/>
    </style:style>
    <style:style style:name="P119" style:family="paragraph" style:parent-style-name="Table_20_Contents">
      <style:paragraph-properties style:snap-to-layout-grid="false"/>
      <style:text-properties style:font-name="Calibri" fo:font-size="9pt" fo:language="ca" fo:country="ES" officeooo:paragraph-rsid="00884c4a" style:font-size-asian="9pt" style:font-name-complex="Calibri"/>
    </style:style>
    <style:style style:name="P120" style:family="paragraph" style:parent-style-name="Table_20_Contents">
      <style:paragraph-properties style:snap-to-layout-grid="false"/>
      <style:text-properties style:font-name="Calibri" fo:font-size="9pt" fo:language="ca" fo:country="ES" officeooo:paragraph-rsid="008964e8" style:font-size-asian="9pt" style:font-name-complex="Calibri"/>
    </style:style>
    <style:style style:name="P121" style:family="paragraph" style:parent-style-name="Table_20_Contents">
      <style:paragraph-properties style:line-height-at-least="0.353cm" style:snap-to-layout-grid="false"/>
      <style:text-properties style:font-name="Calibri" fo:font-size="9pt" fo:language="ca" fo:country="ES" officeooo:paragraph-rsid="00884c4a" style:font-size-asian="9pt" style:font-name-complex="Calibri"/>
    </style:style>
    <style:style style:name="P122" style:family="paragraph" style:parent-style-name="Table_20_Contents">
      <style:paragraph-properties style:line-height-at-least="0.353cm" style:snap-to-layout-grid="false"/>
      <style:text-properties style:font-name="Calibri" fo:font-size="9pt" fo:language="ca" fo:country="ES" officeooo:paragraph-rsid="008964e8" style:font-size-asian="9pt" style:font-name-complex="Calibri"/>
    </style:style>
    <style:style style:name="P123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 style:snap-to-layout-grid="false"/>
      <style:text-properties style:font-name="Calibri" fo:font-size="9pt" fo:language="ca" fo:country="ES" fo:font-weight="normal" officeooo:paragraph-rsid="008964e8" fo:background-color="#ffffff" style:font-size-asian="9pt" style:font-weight-asian="normal" style:font-name-complex="Calibri" style:font-weight-complex="normal"/>
    </style:style>
    <style:style style:name="P124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 style:snap-to-layout-grid="false"/>
      <style:text-properties style:font-name="Calibri" fo:font-size="9pt" fo:language="ca" fo:country="ES" fo:font-weight="normal" officeooo:paragraph-rsid="008964e8" style:font-size-asian="9pt" style:font-weight-asian="normal" style:font-name-complex="Calibri" style:font-weight-complex="normal"/>
    </style:style>
    <style:style style:name="P125" style:family="paragraph" style:parent-style-name="Table_20_Contents">
      <style:paragraph-properties fo:margin-top="0cm" fo:margin-bottom="0cm" loext:contextual-spacing="false" style:line-height-at-least="0.353cm" style:snap-to-layout-grid="false"/>
      <style:text-properties style:font-name="Calibri" fo:font-size="9pt" fo:language="ca" fo:country="ES" fo:font-weight="normal" officeooo:paragraph-rsid="00884c4a" fo:background-color="#ffffff" style:font-size-asian="9pt" style:font-weight-asian="normal" style:font-name-complex="Calibri" style:font-weight-complex="normal"/>
    </style:style>
    <style:style style:name="P126" style:family="paragraph" style:parent-style-name="LO-normal1">
      <style:paragraph-properties style:snap-to-layout-grid="false"/>
      <style:text-properties style:font-name="Calibri" fo:font-size="9pt" fo:language="ca" fo:country="ES" officeooo:paragraph-rsid="008964e8" style:font-name-asian="Arial" style:font-size-asian="9pt" style:font-name-complex="Calibri"/>
    </style:style>
    <style:style style:name="P127" style:family="paragraph" style:parent-style-name="LO-normal1">
      <style:paragraph-properties fo:text-align="justify" style:justify-single-word="false" style:snap-to-layout-grid="false"/>
      <style:text-properties fo:color="#000000" style:font-name="Calibri" fo:font-size="9pt" fo:language="ca" fo:country="ES" fo:font-weight="normal" officeooo:paragraph-rsid="008964e8" style:font-name-asian="Arial" style:font-size-asian="9pt" style:font-weight-asian="normal" style:font-name-complex="Calibri" style:font-weight-complex="normal"/>
    </style:style>
    <style:style style:name="P128" style:family="paragraph" style:parent-style-name="LO-normal1">
      <style:paragraph-properties fo:margin-top="0cm" fo:margin-bottom="0cm" loext:contextual-spacing="false" style:line-height-at-least="0.353cm" fo:text-align="justify" style:justify-single-word="false" style:snap-to-layout-grid="false"/>
      <style:text-properties style:font-name="Calibri" fo:font-size="9pt" fo:language="ca" fo:country="ES" officeooo:paragraph-rsid="008964e8" style:font-name-asian="Arial" style:font-size-asian="9pt" style:font-name-complex="Calibri"/>
    </style:style>
    <style:style style:name="P129" style:family="paragraph" style:parent-style-name="Header" style:master-page-name="_31_">
      <style:paragraph-properties style:page-number="auto"/>
      <style:text-properties fo:font-size="8pt" officeooo:rsid="0048d237" officeooo:paragraph-rsid="006b4271" style:font-size-asian="8pt" style:font-size-complex="8pt"/>
    </style:style>
    <style:style style:name="P130" style:family="paragraph" style:parent-style-name="Pa7">
      <style:paragraph-properties fo:line-height="0.355cm" fo:text-align="justify" style:justify-single-word="false" style:snap-to-layout-grid="false"/>
      <style:text-properties style:font-name="Calibri" fo:font-size="9pt" officeooo:paragraph-rsid="00830c3f" style:font-name-asian="Calibri" style:font-size-asian="9pt" style:font-name-complex="Calibri"/>
    </style:style>
    <style:style style:name="P131" style:family="paragraph" style:parent-style-name="Pa7">
      <style:paragraph-properties fo:line-height="0.355cm" fo:text-align="justify" style:justify-single-word="false"/>
      <style:text-properties style:font-name="Calibri" fo:font-size="9pt" officeooo:paragraph-rsid="00830c3f" style:font-name-asian="Calibri" style:font-size-asian="9pt" style:font-name-complex="Calibri"/>
    </style:style>
    <style:style style:name="P132" style:family="paragraph" style:parent-style-name="competencias">
      <style:text-properties fo:language="ca" fo:country="ES"/>
    </style:style>
    <style:style style:name="P133" style:family="paragraph" style:parent-style-name="competencias">
      <style:text-properties fo:language="ca" fo:country="ES" officeooo:rsid="00840f9d" officeooo:paragraph-rsid="00840f9d"/>
    </style:style>
    <style:style style:name="P134" style:family="paragraph" style:parent-style-name="competencias">
      <style:text-properties fo:language="ca" fo:country="ES" officeooo:rsid="00866412" officeooo:paragraph-rsid="00866412"/>
    </style:style>
    <style:style style:name="P135" style:family="paragraph" style:parent-style-name="gris">
      <style:paragraph-properties fo:text-align="center" style:justify-single-word="false"/>
      <style:text-properties fo:language="ca" fo:country="ES" officeooo:paragraph-rsid="00285fab"/>
    </style:style>
    <style:style style:name="P136" style:family="paragraph" style:parent-style-name="_34__20_competencias">
      <style:text-properties fo:font-weight="bold" officeooo:paragraph-rsid="007732fc" style:font-weight-asian="bold" style:font-weight-complex="bold"/>
    </style:style>
    <style:style style:name="P137" style:family="paragraph" style:parent-style-name="_34__20_competencias">
      <style:text-properties fo:language="ca" fo:country="ES" fo:font-weight="bold" officeooo:rsid="00840f9d" officeooo:paragraph-rsid="00840f9d" style:font-weight-asian="bold" style:font-weight-complex="bold"/>
    </style:style>
    <style:style style:name="P138" style:family="paragraph" style:parent-style-name="Pa5">
      <style:paragraph-properties fo:text-align="justify" style:justify-single-word="false" style:snap-to-layout-grid="false"/>
      <style:text-properties style:font-name="Calibri" fo:font-size="9pt" officeooo:paragraph-rsid="00830c3f" style:font-name-asian="Calibri" style:font-size-asian="9pt" style:font-name-complex="Calibri"/>
    </style:style>
    <style:style style:name="P139" style:family="paragraph" style:parent-style-name="Pa5">
      <style:paragraph-properties fo:text-align="justify" style:justify-single-word="false"/>
      <style:text-properties officeooo:paragraph-rsid="00830c3f"/>
    </style:style>
    <style:style style:name="P140" style:family="paragraph" style:parent-style-name="Texto_20_independiente_20_3">
      <style:paragraph-properties fo:margin-top="0cm" fo:margin-bottom="0cm" loext:contextual-spacing="false" style:line-height-at-least="0.353cm" fo:text-align="start" style:justify-single-word="false" style:snap-to-layout-grid="false"/>
      <style:text-properties style:font-name="Calibri" fo:font-size="9pt" fo:language="ca" fo:country="ES" fo:font-weight="normal" officeooo:paragraph-rsid="0087b527" style:font-name-asian="ZUHCBF+ArialMT" style:font-size-asian="9pt" style:language-asian="es" style:country-asian="ES" style:font-weight-asian="normal" style:font-name-complex="Calibri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Calibri" fo:font-size="9pt" style:font-name-asian="Calibri" style:font-size-asian="9pt" style:font-name-complex="Calibri"/>
    </style:style>
    <style:style style:name="T4" style:family="text">
      <style:text-properties fo:color="#000000"/>
    </style:style>
    <style:style style:name="T5" style:family="text">
      <style:text-properties fo:color="#000000" style:font-name="Calibri" fo:font-size="9pt" style:font-size-asian="9pt" style:font-name-complex="Calibri"/>
    </style:style>
    <style:style style:name="T6" style:family="text">
      <style:text-properties fo:color="#000000" fo:font-weight="bold" style:font-weight-asian="bold"/>
    </style:style>
    <style:style style:name="T7" style:family="text">
      <style:text-properties fo:color="#000000" style:font-name-asian="ZUHCBF+ArialMT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style:text-position="super 58%"/>
    </style:style>
    <style:style style:name="T10" style:family="text">
      <style:text-properties fo:background-color="#ffffff" loext:char-shading-value="0"/>
    </style:style>
    <style:style style:name="T11" style:family="text">
      <style:text-properties fo:background-color="#ffffff" loext:char-shading-value="0" style:font-name-asian="Microsoft YaHei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b52c35" style:font-weight-asian="bold" style:font-weight-complex="bold"/>
    </style:style>
    <style:style style:name="T15" style:family="text">
      <style:text-properties fo:font-weight="bold" fo:background-color="#ffffff" loext:char-shading-value="0" style:font-weight-asian="bold"/>
    </style:style>
    <style:style style:name="T16" style:family="text">
      <style:text-properties fo:font-weight="bold" style:font-name-asian="Microsoft YaHei" style:font-weight-asian="bold" style:font-weight-complex="bold"/>
    </style:style>
    <style:style style:name="T17" style:family="text">
      <style:text-properties officeooo:rsid="00829e15"/>
    </style:style>
    <style:style style:name="T18" style:family="text">
      <style:text-properties fo:font-weight="normal" fo:background-color="#ffffff" loext:char-shading-value="0" style:font-weight-asian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30bb02"/>
    </style:style>
    <style:style style:name="T21" style:family="text">
      <style:text-properties style:font-name-asian="ZUHCBF+ArialMT"/>
    </style:style>
    <style:style style:name="T22" style:family="text">
      <style:text-properties style:font-name-asian="Microsoft YaHei"/>
    </style:style>
    <style:style style:name="T23" style:family="text">
      <style:text-properties style:font-name="Calibri1" fo:font-weight="normal" style:font-name-asian="ZUHCBF+ArialMT1" style:font-weight-asian="normal" style:font-name-complex="Calibri1" style:font-size-complex="9pt" style:language-complex="ar" style:country-complex="SA" style:font-weight-complex="normal"/>
    </style:style>
    <style:style style:name="T24" style:family="text">
      <style:text-properties style:font-name="Calibri1" style:font-name-asian="ZUHCBF+ArialMT1" style:font-name-complex="Calibri1" style:font-size-complex="9pt" style:language-complex="ar" style:country-complex="SA" style:font-weight-complex="bold"/>
    </style:style>
    <style:style style:name="T25" style:family="text">
      <style:text-properties style:font-name="Calibri2" fo:font-weight="normal" officeooo:rsid="00ba3438" style:font-name-asian="Calibri2" style:font-weight-asian="normal" style:font-name-complex="Calibri2" style:font-size-complex="9pt" style:language-complex="ar" style:country-complex="SA" style:font-weight-complex="normal"/>
    </style:style>
    <style:style style:name="T26" style:family="text">
      <style:text-properties officeooo:rsid="00b778b3"/>
    </style:style>
    <style:style style:name="T27" style:family="text">
      <style:text-properties officeooo:rsid="008d7d54"/>
    </style:style>
    <style:style style:name="T28" style:family="text">
      <style:text-properties officeooo:rsid="008964e8"/>
    </style:style>
    <style:style style:name="T29" style:family="text">
      <style:text-properties officeooo:rsid="00bc52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9">1. Competència en comunicació lingüística CCLI</text:p>
      <text:p text:style-name="P5">2. Competència matemàtica i competència bàsica en ciència i tecnologia CMCT</text:p>
      <text:p text:style-name="P5">3. Competència digital CD</text:p>
      <text:p text:style-name="P5">4. Competència per aprendre a aprendre CAA</text:p>
      <text:p text:style-name="P5">5. Consciència i expressions culturals CEC</text:p>
      <text:p text:style-name="P5">6. Sentit d'iniciativa i espírit emprenedor SIEE</text:p>
      <text:p text:style-name="P7">7. Competències socials i cíviques CSC</text:p>
      <text:p text:style-name="P7"/>
      <text:p text:style-name="P6">A: Aconseguit <text:s text:c="2"/>EP: En procés <text:s text:c="2"/>I: Iniciat</text:p>
      <text:p text:style-name="P8"/>
      <text:p text:style-name="P3"/>
      <table:table table:name="Tabla4" table:style-name="Tabla4">
        <table:table-column table:style-name="Tabla4.A"/>
        <table:table-column table:style-name="Tabla4.B" table:number-columns-repeated="2"/>
        <table:table-column table:style-name="Tabla4.D"/>
        <table:table-column table:style-name="Tabla4.E"/>
        <table:table-column table:style-name="Tabla4.F"/>
        <table:table-column table:style-name="Tabla4.G" table:number-columns-repeated="2"/>
        <table:table-row table:style-name="Tabla4.1">
          <table:table-cell table:style-name="Tabla4.A1" table:number-columns-spanned="8" office:value-type="string">
            <text:p text:style-name="P16">ÀREA: MATEMÀTIQUES <text:s text:c="19"/>NIVELL: <text:span text:style-name="T17">5é</text:span> EDUCACIÓ PRIMÀ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2" table:number-columns-spanned="8" office:value-type="string">
            <text:p text:style-name="P17">BLOC 1. PROCESSOS, MÈTODES I ACTITUDS MATEMÀTIQU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3" office:value-type="string">
            <text:p text:style-name="P21">CONTINGUTS</text:p>
          </table:table-cell>
          <table:table-cell table:style-name="Tabla4.A3" office:value-type="string">
            <text:p text:style-name="P19">CRITERIS D’AVALUACIÓ</text:p>
          </table:table-cell>
          <table:table-cell table:style-name="Tabla4.A3" office:value-type="string">
            <text:p text:style-name="P20">INDICADORS D’ÈXIT</text:p>
          </table:table-cell>
          <table:table-cell table:style-name="Tabla4.A3" office:value-type="string">
            <text:p text:style-name="P20">CCLV</text:p>
          </table:table-cell>
          <table:table-cell table:style-name="Tabla4.A3" office:value-type="string">
            <text:p text:style-name="P22">1<text:span text:style-name="T9">r</text:span> T</text:p>
          </table:table-cell>
          <table:table-cell table:style-name="Tabla4.A3" office:value-type="string">
            <text:p text:style-name="P22">2<text:span text:style-name="T9">n</text:span> T</text:p>
          </table:table-cell>
          <table:table-cell table:style-name="Tabla4.A3" office:value-type="string">
            <text:p text:style-name="P22">3<text:span text:style-name="T9">r</text:span> T</text:p>
          </table:table-cell>
          <table:table-cell table:style-name="Tabla4.H3" office:value-type="string">
            <text:p text:style-name="P22">FIN</text:p>
          </table:table-cell>
        </table:table-row>
        <table:table-row table:style-name="Tabla4.1">
          <table:table-cell table:style-name="Tabla4.A4" office:value-type="string">
            <text:p text:style-name="P69">Lectura comprensiva a de l’enunciat.</text:p>
            <text:p text:style-name="P71">Expressió de l’enunciat amb paraules pròpies.</text:p>
            <text:p text:style-name="P71">Diferenciació entre dades principals i dades secundàries.</text:p>
            <text:p text:style-name="P71">Identificació de la pregunta.</text:p>
            <text:p text:style-name="P71">Identificació i interpretació de les dades </text:p>
            <text:p text:style-name="P71">Estimació d’una possible resposta sense la realització de càlculs.</text:p>
            <text:p text:style-name="P71">Expressió numèrica de les dades.</text:p>
            <text:p text:style-name="P50">Selecció de les operacions necessàries i el motiu.</text:p>
            <text:p text:style-name="P50">Identificació d’enunciats que no plantegen problemes.</text:p>
            <text:p text:style-name="P45">Identificació de la resposta corresponent a un problema.</text:p>
          </table:table-cell>
          <table:table-cell table:style-name="Tabla4.B4" office:value-type="string">
            <text:p text:style-name="P91">5tMAT.BL1.1 Analitzar enunciats de problemes i xicotetes investigacions matemàtiques relacionats amb objectes, fets i situacions de l’entorn pròxim utilitzant estratègies com ara la identificació de la resposta corresponent a un problema i la detecció d’enunciats que no plantegen problemes.</text:p>
          </table:table-cell>
          <table:table-cell table:style-name="Tabla4.C4" office:value-type="string">
            <text:p text:style-name="P93"><text:span text:style-name="T15">5tM</text:span><text:span text:style-name="T18">AT.BL1.1.1</text:span><text:span text:style-name="T19"> Analitza enun</text:span><text:span text:style-name="T12">ciats de problemes i xicotetes investigacions matemàtiques relacionats amb objectes, fets i situacions de l’entorn pròxim utilitzant estratègies com ara la identificació de la resposta corresponent a un problema i la detecció d’enunciats que no plantegen problemes.</text:span></text:p>
          </table:table-cell>
          <table:table-cell table:style-name="Tabla4.D4" office:value-type="string">
            <text:p text:style-name="P34">CMCT</text:p>
            <text:p text:style-name="P34">CCLI</text:p>
            <text:p text:style-name="P27">CAA</text:p>
          </table:table-cell>
          <table:table-cell table:style-name="Tabla4.E4" office:value-type="string">
            <text:p text:style-name="P18"/>
          </table:table-cell>
          <table:table-cell table:style-name="Tabla4.F4" office:value-type="string">
            <text:p text:style-name="P18"/>
          </table:table-cell>
          <table:table-cell table:style-name="Tabla4.G4" office:value-type="string">
            <text:p text:style-name="P18"/>
          </table:table-cell>
          <table:table-cell table:style-name="Tabla4.H4" office:value-type="string">
            <text:p text:style-name="P18"/>
          </table:table-cell>
        </table:table-row>
        <table:table-row table:style-name="Tabla4.1">
          <table:table-cell table:style-name="Tabla4.A8" table:number-rows-spanned="3" office:value-type="string">
            <text:p text:style-name="P138">- Plantejaments i estratègies per a comprendre i resoldre problemes referits a situacions reals senzilles (factures, fullets publicitaris rebaixes...):</text:p>
            <text:p text:style-name="P139"><text:span text:style-name="A7"><text:span text:style-name="T3">- Problemes</text:span></text:span><text:span text:style-name="T3"> orals, gràfics i escrits.</text:span></text:p>
            <text:p text:style-name="P131">- Resolució individual o en grup (treball cooperatiu).</text:p>
            <text:p text:style-name="P131">- Representació per mitjà de dibuixos, taules i esquemes, de la situació.</text:p>
            <text:p text:style-name="P131">- Explicació oral i/o per escrit del procés seguit en <text:soft-page-break/>la resolució de problemes.</text:p>
            <text:p text:style-name="P131">- Comprovació numèrica del resultat obtingut. </text:p>
            <text:p text:style-name="P131">- Resolució de problemes semblants de menor dificultat.</text:p>
            <text:p text:style-name="P131">- Formulació d’enunciats a partir d’operacions i/o de resposta donada. </text:p>
            <text:p text:style-name="P130">- Assaig i error raonat. L’error com a forma d’aprenentatge.</text:p>
            <text:p text:style-name="P130">- Coherència entre el resultat i la pregunta.</text:p>
            <text:p text:style-name="P95">- Resolució mental, amb calculadora i amb l’algoritme.</text:p>
          </table:table-cell>
          <table:table-cell table:style-name="Tabla4.B8" table:number-rows-spanned="3" office:value-type="string">
            <text:p text:style-name="P109">5tMAT.BL1.2 En la resolució de problemes i xicotetes investigacions científiques, utilitzar diferents estratègies com ara l’assaig i l’error raonat (l’error com a forma d’aprenentatge) i la representació per mitjà d’esquemes; comprovar la coherència entre el resultat i la pregunta, i comunicar amb claredat el procés seguit, a través de la reflexió i el diàleg.</text:p>
          </table:table-cell>
          <table:table-cell table:style-name="Tabla4.C5" office:value-type="string">
            <text:p text:style-name="P105">5tMAT.BL1.2.1 Utilitza estratègies, com <text:span text:style-name="T13">l’assaig</text:span><text:span text:style-name="T12"> i l’error raonat (l’error com a forma d’aprenentatge) i la representació per mitjà d’esquemes, en la</text:span> resolució de problemes i xicotetes investigacions. <text:s/></text:p>
          </table:table-cell>
          <table:table-cell table:style-name="Tabla4.D5" office:value-type="string">
            <text:p text:style-name="P34">CMCT</text:p>
            <text:p text:style-name="P27">CAA</text:p>
          </table:table-cell>
          <table:table-cell table:style-name="Tabla4.E5" office:value-type="string">
            <text:p text:style-name="P18"/>
          </table:table-cell>
          <table:table-cell table:style-name="Tabla4.F5" office:value-type="string">
            <text:p text:style-name="P18"/>
          </table:table-cell>
          <table:table-cell table:style-name="Tabla4.G5" office:value-type="string">
            <text:p text:style-name="P18"/>
          </table:table-cell>
          <table:table-cell table:style-name="Tabla4.H5" office:value-type="string">
            <text:p text:style-name="P18"/>
          </table:table-cell>
        </table:table-row>
        <table:table-row table:style-name="Tabla4.1">
          <table:covered-table-cell/>
          <table:covered-table-cell/>
          <table:table-cell table:style-name="Tabla4.C6" office:value-type="string">
            <text:p text:style-name="P104">5tMAT.BL<text:span text:style-name="T19">1.2.2 </text:span><text:span text:style-name="T8">Comunica oralm</text:span><text:span text:style-name="T4">ent i</text:span><text:span text:style-name="T6"> per escrit </text:span><text:span text:style-name="T4">el procés seguit en la resolució d’un problema, i raona</text:span><text:span text:style-name="T6"> sobre les estratègies</text:span><text:span text:style-name="T4"> utilitzades, tant</text:span> de manera individual com en grup.</text:p>
          </table:table-cell>
          <table:table-cell table:style-name="Tabla4.D6" office:value-type="string">
            <text:p text:style-name="P34">CMCT</text:p>
            <text:p text:style-name="P34">CAA</text:p>
            <text:p text:style-name="P27">CCLI</text:p>
          </table:table-cell>
          <table:table-cell table:style-name="Tabla4.E6" office:value-type="string">
            <text:p text:style-name="P18"/>
          </table:table-cell>
          <table:table-cell table:style-name="Tabla4.F6" office:value-type="string">
            <text:p text:style-name="P18"/>
          </table:table-cell>
          <table:table-cell table:style-name="Tabla4.G6" office:value-type="string">
            <text:p text:style-name="P18"/>
          </table:table-cell>
          <table:table-cell table:style-name="Tabla4.H6" office:value-type="string">
            <text:p text:style-name="P18"/>
          </table:table-cell>
        </table:table-row>
        <table:table-row table:style-name="Tabla4.1">
          <table:covered-table-cell/>
          <table:covered-table-cell/>
          <table:table-cell table:style-name="Tabla4.C8" office:value-type="string">
            <text:p text:style-name="P110">5tMAT.BL1.2.3 Comprova la <text:span text:style-name="T12">coherència</text:span> entre la <text:span text:style-name="T12">solució</text:span> d’un problema i el seu <text:s/><text:span text:style-name="T12">enunciat</text:span>.</text:p>
          </table:table-cell>
          <table:table-cell table:style-name="Tabla4.D8" office:value-type="string">
            <text:p text:style-name="P34">CMCT</text:p>
            <text:p text:style-name="P27">CAA</text:p>
          </table:table-cell>
          <table:table-cell table:style-name="Tabla4.E8" office:value-type="string">
            <text:p text:style-name="P18"/>
          </table:table-cell>
          <table:table-cell table:style-name="Tabla4.F8" office:value-type="string">
            <text:p text:style-name="P18"/>
          </table:table-cell>
          <table:table-cell table:style-name="Tabla4.G8" office:value-type="string">
            <text:p text:style-name="P18"/>
          </table:table-cell>
          <table:table-cell table:style-name="Tabla4.H8" office:value-type="string">
            <text:p text:style-name="P18"/>
          </table:table-cell>
        </table:table-row>
        <table:table-row table:style-name="Tabla4.1">
          <table:table-cell table:style-name="Tabla4.A8" office:value-type="string">
            <text:p text:style-name="P100">- Camps semàntics per a ampliar i consolidar la terminologia específica de l’àrea.</text:p>
          </table:table-cell>
          <table:table-cell table:style-name="Tabla4.B8" office:value-type="string">
            <text:p text:style-name="P98">5tMAT.BL1.3 Reconéixer i utilitzar el vocabulari específic del llenguatge plàstic del nivell educatiu per a analitzar i intercanviar informacions amb altres alumnes, explicar el procés seguit en l’elaboració de productes artístics, avaluar el resultat dels seus aprenentatges i dels dels seus companys i presentar els resultats del seu treball en públic.</text:p>
          </table:table-cell>
          <table:table-cell table:style-name="Tabla4.C8" office:value-type="string">
            <text:p text:style-name="P86">5tMAT.BL1.3.1 Reconeix i utilitza el vocabulari de l’àrea del nivell educatiu <text:s/>quan analitza<text:span text:style-name="T12"> informació procedent dels mitjans de comunicació audiovisual </text:span>i<text:span text:style-name="T12"> la utilitza en les activitats d’aprenentatge. </text:span></text:p>
          </table:table-cell>
          <table:table-cell table:style-name="Tabla4.D8" office:value-type="string">
            <text:p text:style-name="P35">CCLI</text:p>
            <text:p text:style-name="P28">CAA</text:p>
          </table:table-cell>
          <table:table-cell table:style-name="Tabla4.E8" office:value-type="string">
            <text:p text:style-name="P18"/>
          </table:table-cell>
          <table:table-cell table:style-name="Tabla4.F8" office:value-type="string">
            <text:p text:style-name="P18"/>
          </table:table-cell>
          <table:table-cell table:style-name="Tabla4.G8" office:value-type="string">
            <text:p text:style-name="P18"/>
          </table:table-cell>
          <table:table-cell table:style-name="Tabla4.H8" office:value-type="string">
            <text:p text:style-name="P18"/>
          </table:table-cell>
        </table:table-row>
        <table:table-row table:style-name="Tabla4.1">
          <table:table-cell table:style-name="Tabla4.A10" table:number-rows-spanned="2" office:value-type="string">
            <text:p text:style-name="P116">Perseverança davant de l’esforç, força de voluntat. </text:p>
            <text:p text:style-name="P116">Constància i hàbits de treball. </text:p>
            <text:p text:style-name="P116">Capacitat de concentració. </text:p>
            <text:p text:style-name="P116">Adaptació als canvis. </text:p>
            <text:p text:style-name="P116">Resiliència, superació d’obstacles i fracassos. Aprenentatge autònom. </text:p>
            <text:p text:style-name="P115">Busca d’orientació o ajuda quan en necessita de forma precisa.</text:p>
          </table:table-cell>
          <table:table-cell table:style-name="Tabla4.B10" table:number-rows-spanned="2" office:value-type="string">
            <text:p text:style-name="P78">5tMAT.BL1.4 Interpretar les demandes de les tasques d’aprenentatge, mantindre la concentració i l’esforç mentres les realitza, adaptar-se als canvis sense desanimar-se davant de les dificultats, intentar resoldre els dubtes pels seus propis mitjans fent-se preguntes i buscant ajuda, si en necessita.</text:p>
          </table:table-cell>
          <table:table-cell table:style-name="Tabla4.C10" office:value-type="string">
            <text:p text:style-name="P79">5tMAT.BL1.4.1 <text:span text:style-name="T12">Interpreta</text:span> correctament les demandes<text:span text:style-name="T12"> d’una tasca</text:span> d’aprenentatge que desenrotlla una seqüència<text:span text:style-name="T12"> d’activitats completa</text:span>, seguix <text:span text:style-name="T12">l’orde</text:span> proposat i manté la<text:span text:style-name="T12"> concentració</text:span> i l’esforç fins a finalitzar-la.</text:p>
          </table:table-cell>
          <table:table-cell table:style-name="Tabla4.D10" office:value-type="string">
            <text:p text:style-name="P28">SIEE</text:p>
          </table:table-cell>
          <table:table-cell table:style-name="Tabla4.E10" office:value-type="string">
            <text:p text:style-name="P18"/>
          </table:table-cell>
          <table:table-cell table:style-name="Tabla4.F10" office:value-type="string">
            <text:p text:style-name="P18"/>
          </table:table-cell>
          <table:table-cell table:style-name="Tabla4.G10" office:value-type="string">
            <text:p text:style-name="P18"/>
          </table:table-cell>
          <table:table-cell table:style-name="Tabla4.H10" office:value-type="string">
            <text:p text:style-name="P18"/>
          </table:table-cell>
        </table:table-row>
        <table:table-row table:style-name="Tabla4.1">
          <table:covered-table-cell/>
          <table:covered-table-cell/>
          <table:table-cell table:style-name="Tabla4.C10" office:value-type="string">
            <text:p text:style-name="P79">5tMAT.BL1.4.2 <text:span text:style-name="T12">Intenta</text:span> resoldre<text:span text:style-name="T12"> els dubtes</text:span> que li planteja la realització d’una tasca fent-se<text:span text:style-name="T12"> preguntes i buscant la resposta pels seus propis mitjans</text:span>.</text:p>
          </table:table-cell>
          <table:table-cell table:style-name="Tabla4.D10" office:value-type="string">
            <text:p text:style-name="P137">CAA</text:p>
            <text:p text:style-name="P137">SEE</text:p>
          </table:table-cell>
          <table:table-cell table:style-name="Tabla4.E10" office:value-type="string">
            <text:p text:style-name="P18"/>
          </table:table-cell>
          <table:table-cell table:style-name="Tabla4.F10" office:value-type="string">
            <text:p text:style-name="P18"/>
          </table:table-cell>
          <table:table-cell table:style-name="Tabla4.G10" office:value-type="string">
            <text:p text:style-name="P18"/>
          </table:table-cell>
          <table:table-cell table:style-name="Tabla4.H10" office:value-type="string">
            <text:p text:style-name="P18"/>
          </table:table-cell>
        </table:table-row>
        <table:table-row table:style-name="Tabla4.1">
          <table:table-cell table:style-name="Tabla4.A15" table:number-rows-spanned="5" office:value-type="string">
            <text:p text:style-name="P117">Planificació, organització i gestió de projectes individuals o col·lectius. Establiment d’estratègies de supervisió. Selecció de la informació tècnica i els materials. </text:p>
            <text:p text:style-name="P118">Presa de decisions i calibratge d’oportunitats i riscos. </text:p>
            <text:p text:style-name="P118">Avaluació del projecte i del producte amb ajuda de guies. </text:p>
            <text:p text:style-name="P115">Millora del producte i el procés després de l’avaluació.</text:p>
          </table:table-cell>
          <table:table-cell table:style-name="Tabla4.B12" table:number-rows-spanned="2" office:value-type="string">
            <text:p text:style-name="P41">5tMAT.BL1.5 Planificar la realització d’un producte o una tasca establint metes, proposar un pla ordenat d’accions per a aconseguir-les, seleccionar els materials, modificar-lo mentres es desenrotlla i avaluar el procés i la qualitat del producte final amb ajuda de guies per a l’observació.</text:p>
          </table:table-cell>
          <table:table-cell table:style-name="Tabla4.C11" office:value-type="string">
            <text:p text:style-name="P114">5tMAT.BL1.5.1 Modifica, si és necessari, els passos que cal seguir durant el procés de realització d’un producte o tasca prèviament planificat i els adapta a canvis o imprevistos.</text:p>
          </table:table-cell>
          <table:table-cell table:style-name="Tabla4.D11" office:value-type="string">
            <text:p text:style-name="P133">CAA</text:p>
          </table:table-cell>
          <table:table-cell table:style-name="Tabla4.E11" office:value-type="string">
            <text:p text:style-name="P18"/>
          </table:table-cell>
          <table:table-cell table:style-name="Tabla4.F11" office:value-type="string">
            <text:p text:style-name="P18"/>
          </table:table-cell>
          <table:table-cell table:style-name="Tabla4.G11" office:value-type="string">
            <text:p text:style-name="P18"/>
          </table:table-cell>
          <table:table-cell table:style-name="Tabla4.H11" office:value-type="string">
            <text:p text:style-name="P18"/>
          </table:table-cell>
        </table:table-row>
        <table:table-row table:style-name="Tabla4.1">
          <table:covered-table-cell/>
          <table:covered-table-cell/>
          <table:table-cell table:style-name="Tabla4.C12" office:value-type="string">
            <text:p text:style-name="P46">5tMAT.BL1.5.2 Avalua l’oportunitat i adequació de les modificacions realitzades durant el procés de realització d’un producte o tasca per a adaptar-la a canvis i imprevistos.</text:p>
          </table:table-cell>
          <table:table-cell table:style-name="Tabla4.D12" office:value-type="string">
            <text:p text:style-name="P133">SEE</text:p>
          </table:table-cell>
          <table:table-cell table:style-name="Tabla4.E12" office:value-type="string">
            <text:p text:style-name="P18"/>
          </table:table-cell>
          <table:table-cell table:style-name="Tabla4.F12" office:value-type="string">
            <text:p text:style-name="P18"/>
          </table:table-cell>
          <table:table-cell table:style-name="Tabla4.G12" office:value-type="string">
            <text:p text:style-name="P18"/>
          </table:table-cell>
          <table:table-cell table:style-name="Tabla4.H12" office:value-type="string">
            <text:p text:style-name="P18"/>
          </table:table-cell>
        </table:table-row>
        <table:table-row table:style-name="Tabla4.1">
          <table:covered-table-cell/>
          <table:table-cell table:style-name="Tabla4.B15" table:number-rows-spanned="3" office:value-type="string">
            <text:p text:style-name="P103">5tMAT.BL1.6 <text:span text:style-name="T20"><text:s/>Buscar i seleccionar informació, </text:span><text:soft-page-break/><text:span text:style-name="T20">amb supervisió, en diferents mitjans de forma crítica quant a la seua validesa sobre els coneixements i processos que es treballen en el nivell educatiu, registrant-la en paper de forma acurada o emmagatzemant-la digitalment. Processar i organitzar la informació utilitzant l’escriptura per mitjà d’esquemes lògics, resums i mapes conceptuals, comunicar les conclusions de forma correcta en paper i digitalment per mitjà de ferramentes de presentació senzilles de continguts digitals i memoritzar els coneixements de forma comprensiva.</text:span></text:p>
          </table:table-cell>
          <table:table-cell table:style-name="Tabla4.C13" office:value-type="string">
            <text:p text:style-name="P101">5tMAT.BL1.6.1 Busca i selecciona <text:s/>informació amb <text:soft-page-break/>les orientacions de l’adult en els mitjans de comunicació audiovisual sobre temes d’interés que es treballen en el nivell educatiu i utilitzant els diferents recursos de forma responsable.</text:p>
          </table:table-cell>
          <table:table-cell table:style-name="Tabla4.D13" office:value-type="string">
            <text:p text:style-name="P35">CAA</text:p>
            <text:p text:style-name="P28">SIEE</text:p>
          </table:table-cell>
          <table:table-cell table:style-name="Tabla4.E13" office:value-type="string">
            <text:p text:style-name="P18"/>
          </table:table-cell>
          <table:table-cell table:style-name="Tabla4.F13" office:value-type="string">
            <text:p text:style-name="P18"/>
          </table:table-cell>
          <table:table-cell table:style-name="Tabla4.G13" office:value-type="string">
            <text:p text:style-name="P18"/>
          </table:table-cell>
          <table:table-cell table:style-name="Tabla4.H13" office:value-type="string">
            <text:p text:style-name="P18"/>
          </table:table-cell>
        </table:table-row>
        <table:table-row table:style-name="Tabla4.1">
          <table:covered-table-cell/>
          <table:covered-table-cell/>
          <table:table-cell table:style-name="Tabla4.C14" office:value-type="string">
            <text:p text:style-name="P101">5tMAT.BL1.6.2 Organitza adequadament (quadros sinòptics, esquemes lògics, resums) la informació obtinguda en els mitjans de comunicació audiovisual sobre temes d’interés que es treballen en el nivell educatiu per a utilitzar-la en tasques d’aprenentatge.</text:p>
          </table:table-cell>
          <table:table-cell table:style-name="Tabla4.D14" office:value-type="string">
            <text:p text:style-name="P35">CAA</text:p>
            <text:p text:style-name="P28">SIEE</text:p>
          </table:table-cell>
          <table:table-cell table:style-name="Tabla4.E14" office:value-type="string">
            <text:p text:style-name="P18"/>
          </table:table-cell>
          <table:table-cell table:style-name="Tabla4.F14" office:value-type="string">
            <text:p text:style-name="P18"/>
          </table:table-cell>
          <table:table-cell table:style-name="Tabla4.G14" office:value-type="string">
            <text:p text:style-name="P18"/>
          </table:table-cell>
          <table:table-cell table:style-name="Tabla4.H14" office:value-type="string">
            <text:p text:style-name="P18"/>
          </table:table-cell>
        </table:table-row>
        <table:table-row table:style-name="Tabla4.1">
          <table:covered-table-cell/>
          <table:covered-table-cell/>
          <table:table-cell table:style-name="Tabla4.C15" office:value-type="string">
            <text:p text:style-name="P102">5tMAT.BL1.6.3 <text:span text:style-name="T13">Dóna compte d’algun</text:span><text:span text:style-name="T14">es</text:span><text:span text:style-name="T13"> referències</text:span> sobre l’origen de la informació seleccionada.</text:p>
          </table:table-cell>
          <table:table-cell table:style-name="Tabla4.D15" office:value-type="string">
            <text:p text:style-name="P35">CCLI</text:p>
            <text:p text:style-name="P35">CAA</text:p>
            <text:p text:style-name="P28">CD</text:p>
          </table:table-cell>
          <table:table-cell table:style-name="Tabla4.E15" office:value-type="string">
            <text:p text:style-name="P18"/>
          </table:table-cell>
          <table:table-cell table:style-name="Tabla4.F15" office:value-type="string">
            <text:p text:style-name="P18"/>
          </table:table-cell>
          <table:table-cell table:style-name="Tabla4.G15" office:value-type="string">
            <text:p text:style-name="P18"/>
          </table:table-cell>
          <table:table-cell table:style-name="Tabla4.H15" office:value-type="string">
            <text:p text:style-name="P18"/>
          </table:table-cell>
        </table:table-row>
        <table:table-row table:style-name="Tabla4.16">
          <table:table-cell table:style-name="Tabla4.A2" table:number-columns-spanned="8" office:value-type="string">
            <text:p text:style-name="P12"><text:s/>BLOC 2. NOMB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6">
          <table:table-cell table:style-name="Tabla4.A3" office:value-type="string">
            <text:p text:style-name="P23">CONTINGUTS</text:p>
          </table:table-cell>
          <table:table-cell table:style-name="Tabla4.A3" office:value-type="string">
            <text:p text:style-name="P24">CRITERIS D’AVALUACIÓ</text:p>
          </table:table-cell>
          <table:table-cell table:style-name="Tabla4.A3" office:value-type="string">
            <text:p text:style-name="P25">INDICADORS D’ÈXIT</text:p>
          </table:table-cell>
          <table:table-cell table:style-name="Tabla4.A3" office:value-type="string">
            <text:p text:style-name="P25">CCLV</text:p>
          </table:table-cell>
          <table:table-cell table:style-name="Tabla4.A3" office:value-type="string">
            <text:p text:style-name="P26">1<text:span text:style-name="T9">r</text:span> T</text:p>
          </table:table-cell>
          <table:table-cell table:style-name="Tabla4.A3" office:value-type="string">
            <text:p text:style-name="P26">2<text:span text:style-name="T9">n</text:span> T</text:p>
          </table:table-cell>
          <table:table-cell table:style-name="Tabla4.A3" office:value-type="string">
            <text:p text:style-name="P26">3<text:span text:style-name="T9">r</text:span> T</text:p>
          </table:table-cell>
          <table:table-cell table:style-name="Tabla4.H3" office:value-type="string">
            <text:p text:style-name="P26">FIN</text:p>
          </table:table-cell>
        </table:table-row>
        <table:table-row table:style-name="Tabla4.1">
          <table:table-cell table:style-name="Tabla4.A18" office:value-type="string">
            <text:p text:style-name="P53">Significat i utilitat dels nombres fraccionaris i decimals en contextos personals i socials.</text:p>
            <text:p text:style-name="P54">El nombre decimal: desenes, centèsimes i mil·lèsimes.</text:p>
            <text:p text:style-name="P54">Representació de nombres naturals, decimals i fraccions en la recta numèrica.</text:p>
            <text:p text:style-name="P54">Relació entre fracció i decimal.</text:p>
            <text:p text:style-name="P54">Comparació i ordenació de nombres naturals, decimals i fraccions.</text:p>
            <text:p text:style-name="P54">Descomposició i composició de nombres decimals atenent el valor posicional de les seues xifres.</text:p>
            <text:p text:style-name="P42">Arredoniment de nombres decimals a la desena, centèsima o mil·lèsima més pròxima.</text:p>
          </table:table-cell>
          <table:table-cell table:style-name="Tabla4.A18" office:value-type="string">
            <text:p text:style-name="P92">5tMAT.BL2.1 Interpretar i expressar el valor de nombres, fraccions i decimals fins a les mil·lèsimes en tot tipus de documents escrits i situacions: factures comercials, rebaixes, impostos, compravenda d’articles...</text:p>
          </table:table-cell>
          <table:table-cell table:style-name="Tabla4.A18" office:value-type="string">
            <text:p text:style-name="P88">5tMAT.BL2.1.1 Interpreta i expressa el valor de nombres, fraccions i decimals fins a les mil·lèsimes en tot tipus de documents escrits i situacions: factures comercials, rebaixes, impostos, compravenda d’articles...</text:p>
          </table:table-cell>
          <table:table-cell table:style-name="Tabla4.A18" office:value-type="string">
            <text:p text:style-name="P18">CMCT</text:p>
            <text:p text:style-name="P134">CAA</text:p>
          </table:table-cell>
          <table:table-cell table:style-name="Tabla4.A18" office:value-type="string">
            <text:p text:style-name="P18"/>
          </table:table-cell>
          <table:table-cell table:style-name="Tabla4.A18" office:value-type="string">
            <text:p text:style-name="P18"/>
          </table:table-cell>
          <table:table-cell table:style-name="Tabla4.A18" office:value-type="string">
            <text:p text:style-name="P18"/>
          </table:table-cell>
          <table:table-cell table:style-name="Tabla4.H18" office:value-type="string">
            <text:p text:style-name="P18"/>
          </table:table-cell>
        </table:table-row>
        <table:table-row table:style-name="Tabla4.1">
          <table:table-cell table:style-name="Tabla4.A21" table:number-rows-spanned="3" office:value-type="string">
            <text:p text:style-name="P55">Operacions combinades de suma i producte amb nombres naturals.</text:p>
            <text:p text:style-name="P56">Càlcul del quadrat i el cub.</text:p>
            <text:p text:style-name="P56">Càlcul de potències de base deu i exponent natural.</text:p>
            <text:p text:style-name="P56">Utilització dels algoritmes de multiplicació i divisió de nombres naturals.</text:p>
            <text:p text:style-name="P56">Utilització dels algoritmes de multiplicació i divisió <text:soft-page-break/>de nombres decimals.</text:p>
            <text:p text:style-name="P56">Divisió per la unitat seguida de zeros.</text:p>
            <text:p text:style-name="P56">Propietats de les operacions: commutativa, associativa i distributiva utilitzant nombres naturals.</text:p>
            <text:p text:style-name="P56">Estimació del resultat d’un càlcul i valoració de respostes numèriques raonables.</text:p>
            <text:p text:style-name="P56">Elaboració i ús d’estratègies de càlcul mental de sumes, restes, multiplicacions i divisions.</text:p>
            <text:p text:style-name="P56">Explicació verbal del procés seguit en càlculs mentals.</text:p>
            <text:p text:style-name="P56">Utilització de la calculadora amb criteri i autonomia per a assajar i investigar situacions de càlcul numèric.</text:p>
            <text:p text:style-name="P43">Resolució de problemes numèrics amb sumes, restes, multiplicacions i divisions, referits a situacions reals senzilles de canvi, combinació, igualació i comparació. </text:p>
          </table:table-cell>
          <table:table-cell table:style-name="Tabla4.B21" table:number-rows-spanned="3" office:value-type="string">
            <text:p text:style-name="P84"><text:span text:style-name="T7">5tMAT.BL2.2 O</text:span><text:span text:style-name="T21">perar amb els nombres naturals i decimals amb estratègies de càlcul (estimació, calculadora, propietats dels nombres) i procediments</text:span> (algoritmes i calculadora) més adequats segons la naturalesa del càlcul per a avaluar resultats i extraure conclusions en situacions de compravenda (rebaixes, impostos, pressupostos-reformes...), de logística (distribució de recursos, <text:soft-page-break/>planificació de viatges...) i altres.</text:p>
          </table:table-cell>
          <table:table-cell table:style-name="Tabla4.C19" office:value-type="string">
            <text:p text:style-name="P89">5tMAT.BL2.2.1 Opera amb els nombres naturals i decimals amb estratègies de càlcul (estimació, calculadora, propietats dels nombres...).</text:p>
          </table:table-cell>
          <table:table-cell table:style-name="Tabla4.D19" office:value-type="string">
            <text:p text:style-name="P18">CMCT</text:p>
          </table:table-cell>
          <table:table-cell table:style-name="Tabla4.E19" office:value-type="string">
            <text:p text:style-name="P18"/>
          </table:table-cell>
          <table:table-cell table:style-name="Tabla4.F19" office:value-type="string">
            <text:p text:style-name="P18"/>
          </table:table-cell>
          <table:table-cell table:style-name="Tabla4.G19" office:value-type="string">
            <text:p text:style-name="P18"/>
          </table:table-cell>
          <table:table-cell table:style-name="Tabla4.H19" office:value-type="string">
            <text:p text:style-name="P18"/>
          </table:table-cell>
        </table:table-row>
        <table:table-row table:style-name="Tabla4.1">
          <table:covered-table-cell/>
          <table:covered-table-cell/>
          <table:table-cell table:style-name="Tabla4.C20" office:value-type="string">
            <text:p text:style-name="P64">5tMAT.BL2.2.2 Formula els procediments<text:span text:style-name="T22"> (algoritmes, calculadora) més adequats segons la naturalesa del càlcul per a o</text:span>perar amb els nombres naturals i decimals amb estratègies de càlcul (mental, estimació, calculadora, propietats dels <text:soft-page-break/>nombres...).</text:p>
          </table:table-cell>
          <table:table-cell table:style-name="Tabla4.D20" office:value-type="string">
            <text:p text:style-name="P18">CMCT</text:p>
            <text:p text:style-name="P18"/>
          </table:table-cell>
          <table:table-cell table:style-name="Tabla4.E20" office:value-type="string">
            <text:p text:style-name="P18"/>
          </table:table-cell>
          <table:table-cell table:style-name="Tabla4.F20" office:value-type="string">
            <text:p text:style-name="P18"/>
          </table:table-cell>
          <table:table-cell table:style-name="Tabla4.G20" office:value-type="string">
            <text:p text:style-name="P18"/>
          </table:table-cell>
          <table:table-cell table:style-name="Tabla4.H20" office:value-type="string">
            <text:p text:style-name="P18"/>
          </table:table-cell>
        </table:table-row>
        <table:table-row table:style-name="Tabla4.1">
          <table:covered-table-cell/>
          <table:covered-table-cell/>
          <table:table-cell table:style-name="Tabla4.C21" office:value-type="string">
            <text:p text:style-name="P84"><text:span text:style-name="T21">5tMAT.BL2.2.3 Avalua</text:span> resultats numèrics derivats de les operacions en situacions de compravenda (rebaixes, impostos, pressupostos-reformes...), de logística (distribució de recursos, planificació de viatges...) i altres.</text:p>
          </table:table-cell>
          <table:table-cell table:style-name="Tabla4.D21" office:value-type="string">
            <text:p text:style-name="P18">CMCT</text:p>
          </table:table-cell>
          <table:table-cell table:style-name="Tabla4.E21" office:value-type="string">
            <text:p text:style-name="P18"/>
          </table:table-cell>
          <table:table-cell table:style-name="Tabla4.F21" office:value-type="string">
            <text:p text:style-name="P18"/>
          </table:table-cell>
          <table:table-cell table:style-name="Tabla4.G21" office:value-type="string">
            <text:p text:style-name="P18"/>
          </table:table-cell>
          <table:table-cell table:style-name="Tabla4.H21" office:value-type="string">
            <text:p text:style-name="P18"/>
          </table:table-cell>
        </table:table-row>
        <table:table-row table:style-name="Tabla4.1">
          <table:table-cell table:style-name="Tabla4.A22" office:value-type="string">
            <text:p text:style-name="P55">Concepte de fracció com a divisió de nombres naturals. </text:p>
            <text:p text:style-name="P56">Relació entre fraccions i decimals.</text:p>
            <text:p text:style-name="P56">Càlcul de tants per cent senzills en situacions reals.</text:p>
            <text:p text:style-name="P44">Proporcionalitat directa.</text:p>
          </table:table-cell>
          <table:table-cell table:style-name="Tabla4.B22" office:value-type="string">
            <text:p text:style-name="P80">5tMAT.BL2.3 Realitzar càlculs senzills amb fraccions bàsiques <text:span text:style-name="T23">(½, ¼, </text:span><text:span text:style-name="T25">⅟₁ₒ</text:span><text:span text:style-name="T23">)</text:span><text:span text:style-name="T24">,</text:span> els seus percentatges i decimals (càlcul del tant per cent d’un nombre i el seu equivalent en fraccions i en decimals) per a analitzar dades i missatges de textos numèrics en situacions de càlcul de preus, impostos, rebaixes, ofertes publicitàries... </text:p>
          </table:table-cell>
          <table:table-cell table:style-name="Tabla4.C22" office:value-type="string">
            <text:p text:style-name="P83">5tMAT.BL2.3.1 <text:span text:style-name="T13">Realitza càlculs</text:span> senzills amb fraccions bàsiques <text:span text:style-name="T23">(½, ¼, </text:span><text:span text:style-name="T25">⅟₁ₒ</text:span><text:span text:style-name="T23">)</text:span><text:span text:style-name="T24">,</text:span>els seus percentatges i decimals (càlcul del tant per cent d’un nombre i el seu equivalent en fraccions i en decimals) per a <text:span text:style-name="T13">analitzar dades i missatges </text:span>de textos numèrics en situacions de càlcul de preus, impostos, rebaixes, ofertes publicitàries...</text:p>
          </table:table-cell>
          <table:table-cell table:style-name="Tabla4.D22" office:value-type="string">
            <text:p text:style-name="P134">CMCT</text:p>
            <text:p text:style-name="P18">CCLI</text:p>
          </table:table-cell>
          <table:table-cell table:style-name="Tabla4.E22" office:value-type="string">
            <text:p text:style-name="P18"/>
          </table:table-cell>
          <table:table-cell table:style-name="Tabla4.F22" office:value-type="string">
            <text:p text:style-name="P18"/>
          </table:table-cell>
          <table:table-cell table:style-name="Tabla4.G22" office:value-type="string">
            <text:p text:style-name="P18"/>
          </table:table-cell>
          <table:table-cell table:style-name="Tabla4.H22" office:value-type="string">
            <text:p text:style-name="P18"/>
          </table:table-cell>
        </table:table-row>
        <table:table-row table:style-name="Tabla4.16">
          <table:table-cell table:style-name="Tabla4.A2" table:number-columns-spanned="8" office:value-type="string">
            <text:p text:style-name="P11">BLOC 3. MES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6">
          <table:table-cell table:style-name="Tabla4.A3" office:value-type="string">
            <text:p text:style-name="P23">CONTINGUTS</text:p>
          </table:table-cell>
          <table:table-cell table:style-name="Tabla4.A3" office:value-type="string">
            <text:p text:style-name="P24">CRITERIS D’AVALUACIÓ</text:p>
          </table:table-cell>
          <table:table-cell table:style-name="Tabla4.A3" office:value-type="string">
            <text:p text:style-name="P25">INDICADORS D’ÈXIT</text:p>
          </table:table-cell>
          <table:table-cell table:style-name="Tabla4.A3" office:value-type="string">
            <text:p text:style-name="P25">CCLV</text:p>
          </table:table-cell>
          <table:table-cell table:style-name="Tabla4.A3" office:value-type="string">
            <text:p text:style-name="P26">1<text:span text:style-name="T9">r</text:span> T</text:p>
          </table:table-cell>
          <table:table-cell table:style-name="Tabla4.A3" office:value-type="string">
            <text:p text:style-name="P26">2<text:span text:style-name="T9">n</text:span> T</text:p>
          </table:table-cell>
          <table:table-cell table:style-name="Tabla4.A3" office:value-type="string">
            <text:p text:style-name="P26">3<text:span text:style-name="T9">r</text:span> T</text:p>
          </table:table-cell>
          <table:table-cell table:style-name="Tabla4.H3" office:value-type="string">
            <text:p text:style-name="P26">FIN</text:p>
          </table:table-cell>
        </table:table-row>
        <table:table-row table:style-name="Tabla4.1">
          <table:table-cell table:style-name="Tabla4.A18" table:number-rows-spanned="2" office:value-type="string">
            <text:p text:style-name="P73">Realització de mesuraments i estimacions de longituds, capacitats, masses, superfícies i volums d’objectes i espais coneguts, utilitzant els instruments i unitats de mesura convencionals més adequats. <text:tab/></text:p>
            <text:p text:style-name="P75">Desenrotllament d’estratègies per a mesurar longituds, superfícies, pesos/masses, capacitats i temps, i expressar el resultat amb precisió. </text:p>
            <text:p text:style-name="P75">Unitats de mesura convencionals: múltiples i submúltiples d’ús quotidià.</text:p>
            <text:p text:style-name="P75"><text:soft-page-break/>Unitats de mesura del temps (des de segle fins a segon) i les seues relacions. La precisió amb els minuts i els segons.</text:p>
            <text:p text:style-name="P75">Mesura d’angles i ús d’instruments convencionals (semicercle graduat) per a mesurar angles i transportar-los.</text:p>
            <text:p text:style-name="P75">Resolució de problemes referits a situacions obertes i investigacions matemàtiques i xicotets projectes de treballs sobre mesures utilitzant diferents estratègies i col·laborant amb els altres </text:p>
            <text:p text:style-name="P75">Unitats del Sistema Mètric Decimal (longitud, pes/massa, capacitat) i equivalències.</text:p>
            <text:p text:style-name="P75">Comparació entre els múltiples i submúltiples d’una mateixa unitat principal del Sistema Mètric Decimal.</text:p>
            <text:p text:style-name="P67">Explicació oral o escrita del procés seguit i de l’estratègia utilitzada en l’elecció de la unitat més adequada per a l’expressió d’una mesura, així com les característiques de l’instrument (exactitud i precisió)</text:p>
          </table:table-cell>
          <table:table-cell table:style-name="Tabla4.A18" table:number-rows-spanned="2" office:value-type="string">
            <text:p text:style-name="P66">5tMAT.BL3.1 Identificar i seleccionar els instruments de mesura (cronòmetre, regle, metre, cinta mètrica, rellotge analògic, rellotge digital, balança, bàscula, proveta, matràs), per a realitzar amb exactitud i precisió mesuraments de distintes magnituds (longitud, superfície, pes/massa, capacitat i temps) en entorns reals (mercat, carrer, competicions...).</text:p>
          </table:table-cell>
          <table:table-cell table:style-name="Tabla4.A18" office:value-type="string">
            <text:p text:style-name="P63">5tMAT.BL3.1.1 Identifica i selecciona els instruments de mesura (cronòmetre, regle, metre, cinta mètrica, rellotge analògic, rellotge digital, balança, bàscula, proveta, matràs), <text:span text:style-name="T13">per a realitzar amb exactitud i precisió</text:span> mesuraments de distintes magnituds (longitud, superfície, pes/massa, capacitat i temps) en entorns reals (mercat, carrer, competicions...).</text:p>
          </table:table-cell>
          <table:table-cell table:style-name="Tabla4.A18" office:value-type="string">
            <text:p text:style-name="P36">CMCT</text:p>
            <text:p text:style-name="P36">CSC</text:p>
            <text:p text:style-name="P29"/>
          </table:table-cell>
          <table:table-cell table:style-name="Tabla4.A18" office:value-type="string">
            <text:p text:style-name="P18"/>
          </table:table-cell>
          <table:table-cell table:style-name="Tabla4.A18" office:value-type="string">
            <text:p text:style-name="P18"/>
          </table:table-cell>
          <table:table-cell table:style-name="Tabla4.A18" office:value-type="string">
            <text:p text:style-name="P18"/>
          </table:table-cell>
          <table:table-cell table:style-name="Tabla4.H18" office:value-type="string">
            <text:p text:style-name="P18"/>
          </table:table-cell>
        </table:table-row>
        <table:table-row table:style-name="Tabla4.1">
          <table:covered-table-cell/>
          <table:covered-table-cell/>
          <table:table-cell table:style-name="Tabla4.C26" office:value-type="string">
            <text:p text:style-name="P85">5tMAT.BL3.1.2 <text:span text:style-name="T12">Interpreta</text:span> si el <text:span text:style-name="T12">resultat</text:span> de diversos mesuraments d’una mateixa mesura amb un mateix <text:soft-page-break/>instrument és <text:span text:style-name="T12">exacte</text:span> i si és <text:span text:style-name="T12">necessari</text:span>.</text:p>
          </table:table-cell>
          <table:table-cell table:style-name="Tabla4.D26" office:value-type="string">
            <text:p text:style-name="P29">CCLI</text:p>
          </table:table-cell>
          <table:table-cell table:style-name="Tabla4.E26" office:value-type="string">
            <text:p text:style-name="P18"/>
          </table:table-cell>
          <table:table-cell table:style-name="Tabla4.F26" office:value-type="string">
            <text:p text:style-name="P18"/>
          </table:table-cell>
          <table:table-cell table:style-name="Tabla4.G26" office:value-type="string">
            <text:p text:style-name="P18"/>
          </table:table-cell>
          <table:table-cell table:style-name="Tabla4.H26" office:value-type="string">
            <text:p text:style-name="P18"/>
          </table:table-cell>
        </table:table-row>
        <table:table-row table:style-name="Tabla4.1">
          <table:table-cell table:style-name="Tabla4.A27" office:value-type="string">
            <text:p text:style-name="P74">Unitats del Sistema Mètric Decimal (longitud, pes/massa, capacitat) i equivalències.</text:p>
            <text:p text:style-name="P76">Comparació entre els múltiples i submúltiples d’una mateixa unitat principal del Sistema Mètric Decimal.</text:p>
            <text:p text:style-name="P76">Suma i resta de mesures de longitud, capacitat o pes donades en forma simple.</text:p>
            <text:p text:style-name="P76">Expressió en forma simple d’una mesura de longitud, capacitat o pes donada en forma complexa i viceversa.</text:p>
            <text:p text:style-name="P68">Resolució de problemes de mesura relacionats amb objectes, fets i situacions de la vida quotidiana, aplicant com a màxim tres operacions (suma, resta, multiplicació, divisió) amb nombres naturals i utilitzant els algoritmes bàsics.</text:p>
          </table:table-cell>
          <table:table-cell table:style-name="Tabla4.B27" office:value-type="string">
            <text:p text:style-name="P65"><text:span text:style-name="T4">5tMAT.BL3.2</text:span> Operar amb les unitats de mesura més usuals (longitud, pes/massa, capacitat i temps) i transformar unes unitats en altres de la mateixa magnitud quan així ho requerisca la situació plantejada (comparació, ordenació, estimació, mesura, càlcul) en contextos escolars i socials (organització d’excursions, preparació de receptes...). </text:p>
          </table:table-cell>
          <table:table-cell table:style-name="Tabla4.C27" office:value-type="string">
            <text:p text:style-name="P140">5tMAT.BL3.2.1 Opera amb les unitats de mesura més usuals (longitud, pes/massa, capacitat i temps) i transforma unes unitats en altres de la mateixa magnitud quan així ho requerix la situació plantejada (comparació, ordenació, estimació, mesura, càlcul), en contextos escolars i socials (organització d’excursions, preparació de receptes...).</text:p>
          </table:table-cell>
          <table:table-cell table:style-name="Tabla4.D27" office:value-type="string">
            <text:p text:style-name="P36">CMCT</text:p>
            <text:p text:style-name="P29">CSC</text:p>
          </table:table-cell>
          <table:table-cell table:style-name="Tabla4.E27" office:value-type="string">
            <text:p text:style-name="P18"/>
          </table:table-cell>
          <table:table-cell table:style-name="Tabla4.F27" office:value-type="string">
            <text:p text:style-name="P18"/>
          </table:table-cell>
          <table:table-cell table:style-name="Tabla4.G27" office:value-type="string">
            <text:p text:style-name="P18"/>
          </table:table-cell>
          <table:table-cell table:style-name="Tabla4.H27" office:value-type="string">
            <text:p text:style-name="P18"/>
          </table:table-cell>
        </table:table-row>
        <table:table-row table:style-name="Tabla4.1">
          <table:table-cell table:style-name="Tabla4.A28" office:value-type="string">
            <text:p text:style-name="P74">L’angle com a mesura d’un gir o d’una obertura.</text:p>
            <text:p text:style-name="P76">El sistema sexagesimal: graus, minuts i segons.</text:p>
            <text:p text:style-name="P76">Comparació i classificació d’angles: rectes, aguts, obtusos, plans, majors de 180º i complets.</text:p>
            <text:p text:style-name="P68"><text:soft-page-break/>Càlculs senzills amb mesures angulars en forma complexa.</text:p>
          </table:table-cell>
          <table:table-cell table:style-name="Tabla4.B28" office:value-type="string">
            <text:p text:style-name="P82">5tMAT.BL3.3 Classificar angles, transportar-los i aplicar el coneixement del sistema sexagesimal per a l’addició i la sostracció geomètriques en el context escolar.</text:p>
          </table:table-cell>
          <table:table-cell table:style-name="Tabla4.C28" office:value-type="string">
            <text:p text:style-name="P81">5tMAT.BL3.3.1 Classifica angles i els transporta, i aplica el coneixement del sistema sexagesimal per a l’addició i la sostracció geomètriques en el context escolar.</text:p>
          </table:table-cell>
          <table:table-cell table:style-name="Tabla4.D28" office:value-type="string">
            <text:p text:style-name="P10">CMCT</text:p>
          </table:table-cell>
          <table:table-cell table:style-name="Tabla4.E28" office:value-type="string">
            <text:p text:style-name="P18"/>
          </table:table-cell>
          <table:table-cell table:style-name="Tabla4.F28" office:value-type="string">
            <text:p text:style-name="P18"/>
          </table:table-cell>
          <table:table-cell table:style-name="Tabla4.G28" office:value-type="string">
            <text:p text:style-name="P18"/>
          </table:table-cell>
          <table:table-cell table:style-name="Tabla4.H28" office:value-type="string">
            <text:p text:style-name="P18"/>
          </table:table-cell>
        </table:table-row>
        <table:table-row table:style-name="Tabla4.16">
          <table:table-cell table:style-name="Tabla4.A2" table:number-columns-spanned="8" office:value-type="string">
            <text:p text:style-name="P13">BLOC 4. GEOMET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6">
          <table:table-cell table:style-name="Tabla4.A3" office:value-type="string">
            <text:p text:style-name="P23">CONTINGUTS</text:p>
          </table:table-cell>
          <table:table-cell table:style-name="Tabla4.A3" office:value-type="string">
            <text:p text:style-name="P24">CRITERIS D’AVALUACIÓ</text:p>
          </table:table-cell>
          <table:table-cell table:style-name="Tabla4.A3" office:value-type="string">
            <text:p text:style-name="P25">INDICADORS D’ÈXIT</text:p>
          </table:table-cell>
          <table:table-cell table:style-name="Tabla4.A3" office:value-type="string">
            <text:p text:style-name="P25">CCLV</text:p>
          </table:table-cell>
          <table:table-cell table:style-name="Tabla4.A3" office:value-type="string">
            <text:p text:style-name="P26">1<text:span text:style-name="T9">r</text:span> T</text:p>
          </table:table-cell>
          <table:table-cell table:style-name="Tabla4.A3" office:value-type="string">
            <text:p text:style-name="P26">2<text:span text:style-name="T9">n</text:span> T</text:p>
          </table:table-cell>
          <table:table-cell table:style-name="Tabla4.A3" office:value-type="string">
            <text:p text:style-name="P26">3<text:span text:style-name="T9">r</text:span> T</text:p>
          </table:table-cell>
          <table:table-cell table:style-name="Tabla4.H3" office:value-type="string">
            <text:p text:style-name="P26">FIN</text:p>
          </table:table-cell>
        </table:table-row>
        <table:table-row table:style-name="Tabla4.1">
          <table:table-cell table:style-name="Tabla4.A18" table:number-rows-spanned="2" office:value-type="string">
            <text:p text:style-name="P57">Angles en distintes posicions: consecutius, adjacents, oposats pel vèrtex… </text:p>
            <text:p text:style-name="P58">Posicions relatives de rectes i circumferències.</text:p>
            <text:p text:style-name="P58">Classificació de triangles i quadrilàters.</text:p>
            <text:p text:style-name="P58">La circumferència i el cercle. Elements bàsics: centre, ràdio, diàmetre, corda, arc, tangent i sector circular. <text:s/></text:p>
            <text:p text:style-name="P58">Regularitats i simetries.</text:p>
            <text:p text:style-name="P47">Formació de figures planes a partir d’altres per composició o descomposició.</text:p>
          </table:table-cell>
          <table:table-cell table:style-name="Tabla4.A18" table:number-rows-spanned="2" office:value-type="string">
            <text:p text:style-name="P119">5tMAT.BL4.1 Reproduir i classificar figures planes basant-se en alguna de les seues propietats amb els recursos apropiats (regle, semicercle graduat, compàs, tisores, programes de geometria dinàmica, etc.) i utilitzant el vocabulari adequat, per a contrastar l’entorn amb els models geomètrics.</text:p>
          </table:table-cell>
          <table:table-cell table:style-name="Tabla4.A18" office:value-type="string">
            <text:p text:style-name="P111">5tMAT.BL4.1.1 Reprodu<text:span text:style-name="T26">ïx</text:span> figures planes basant-se en alguna de les seues propietats amb els recursos apropiats (regle, semicercle graduat, compàs, tisores, programes de geometria dinàmica, etc.) i utilitza el vocabulari adequat per a <text:span text:style-name="T13">contrastar l’entorn amb els models geomètrics</text:span>.</text:p>
          </table:table-cell>
          <table:table-cell table:style-name="Tabla4.A18" office:value-type="string">
            <text:p text:style-name="P37">CMCT</text:p>
            <text:p text:style-name="P37">CCLI</text:p>
            <text:p text:style-name="P30">CD</text:p>
          </table:table-cell>
          <table:table-cell table:style-name="Tabla4.A18" office:value-type="string">
            <text:p text:style-name="P18"/>
          </table:table-cell>
          <table:table-cell table:style-name="Tabla4.A18" office:value-type="string">
            <text:p text:style-name="P18"/>
          </table:table-cell>
          <table:table-cell table:style-name="Tabla4.A18" office:value-type="string">
            <text:p text:style-name="P18"/>
          </table:table-cell>
          <table:table-cell table:style-name="Tabla4.H18" office:value-type="string">
            <text:p text:style-name="P18"/>
          </table:table-cell>
        </table:table-row>
        <table:table-row table:style-name="Tabla4.1">
          <table:covered-table-cell/>
          <table:covered-table-cell/>
          <table:table-cell table:style-name="Tabla4.C32" office:value-type="string">
            <text:p text:style-name="P112">5tMAT.BL4.1.2 Classifica figures planes basant-se en alguna de les seues propietats amb els recursos apropiats (regle, semicercle graduat, compàs, tisores, programes de geometria dinàmica, etc.) i utilitza el vocabulari adequat <text:span text:style-name="T13">per a contrastar l’entorn amb els models </text:span>geomètrics.</text:p>
          </table:table-cell>
          <table:table-cell table:style-name="Tabla4.D32" office:value-type="string">
            <text:p text:style-name="P37">CMCT</text:p>
            <text:p text:style-name="P37">CCLI</text:p>
            <text:p text:style-name="P30">CD</text:p>
          </table:table-cell>
          <table:table-cell table:style-name="Tabla4.E32" office:value-type="string">
            <text:p text:style-name="P18"/>
          </table:table-cell>
          <table:table-cell table:style-name="Tabla4.F32" office:value-type="string">
            <text:p text:style-name="P18"/>
          </table:table-cell>
          <table:table-cell table:style-name="Tabla4.G32" office:value-type="string">
            <text:p text:style-name="P18"/>
          </table:table-cell>
          <table:table-cell table:style-name="Tabla4.H32" office:value-type="string">
            <text:p text:style-name="P18"/>
          </table:table-cell>
        </table:table-row>
        <table:table-row table:style-name="Tabla4.1">
          <table:table-cell table:style-name="Tabla4.A33" office:value-type="string">
            <text:p text:style-name="P51">Càlcul d’àrees de paral·lelograms i triangles amb ajuda de distints elements i utilitzant unitats de mesura no convencionals.</text:p>
            <text:p text:style-name="P51">Fórmules per a calcular l’àrea de paral·lelograms i triangles.</text:p>
            <text:p text:style-name="P51">Resolució de problemes per a consolidar els continguts del nivell, en els quals es necessite el càlcul de l’àrea de paral·lelograms i triangles o en els quals siga necessària la comprensió del concepte.</text:p>
            <text:p text:style-name="P51">Explicació oral o escrita del procés seguit en la resolució de problemes amb àrees. Individual o en grup.<text:span text:style-name="T12"> </text:span></text:p>
          </table:table-cell>
          <table:table-cell table:style-name="Tabla4.B33" office:value-type="string">
            <text:p text:style-name="P121">5tMAT.BL4.2 Descobrir les fórmules de l’àrea del quadrat, rectangle, paral·lelogram i el triangle construïts sobre trames quadrades, i expressant el resultat en unitats no convencionals.</text:p>
          </table:table-cell>
          <table:table-cell table:style-name="Tabla4.C33" office:value-type="string">
            <text:p text:style-name="P125">5tMAT.BL4.2.<text:span text:style-name="T27">1</text:span> <text:span text:style-name="T13">Descobrix</text:span> les <text:span text:style-name="T13">fórmules</text:span> de l’<text:span text:style-name="T13">àrea</text:span> del quadrat, rectangle, paral·lelogram i el triangle, construïts sobre trames quadrades, per a utilitzar-les en altres situacions de càlcul d’àrees i expressa el resultat en unitats no convencionals.</text:p>
          </table:table-cell>
          <table:table-cell table:style-name="Tabla4.D33" office:value-type="string">
            <text:p text:style-name="P14">CMCT</text:p>
          </table:table-cell>
          <table:table-cell table:style-name="Tabla4.E33" office:value-type="string">
            <text:p text:style-name="P18"/>
          </table:table-cell>
          <table:table-cell table:style-name="Tabla4.F33" office:value-type="string">
            <text:p text:style-name="P18"/>
          </table:table-cell>
          <table:table-cell table:style-name="Tabla4.G33" office:value-type="string">
            <text:p text:style-name="P18"/>
          </table:table-cell>
          <table:table-cell table:style-name="Tabla4.H33" office:value-type="string">
            <text:p text:style-name="P18"/>
          </table:table-cell>
        </table:table-row>
        <table:table-row table:style-name="Tabla4.1">
          <table:table-cell table:style-name="Tabla4.A35" table:number-rows-spanned="2" office:value-type="string">
            <text:p text:style-name="P72">Cossos redons: con, cilindre i esfera.</text:p>
            <text:p text:style-name="P72">Prismes i piràmides.</text:p>
            <text:p text:style-name="P52">Políedres. Elements bàsics: vèrtexs, cares i arestes. </text:p>
            <text:p text:style-name="P96">Desenrotllament pla de prismes i piràmides.</text:p>
          </table:table-cell>
          <table:table-cell table:style-name="Tabla4.B35" table:number-rows-spanned="2" office:value-type="string">
            <text:p text:style-name="P122">5tMAT.BL4.3 Reproduir i classificar cossos geomètrics amb els recursos apropiats (polígons encaixables, polígons encunyats, desenrotllaments plans i programes informàtics de geometria dinàmica), utilitzant el vocabulari adequat, per a contrastar el món que ens rodeja amb els models geomètrics.</text:p>
          </table:table-cell>
          <table:table-cell table:style-name="Tabla4.C34" office:value-type="string">
            <text:p text:style-name="P123">5tMAT.BL4.3.1 Reproduïx cossos geomètrics amb els recursos apropiats (polígons encaixables, polígons encunyats, desenrotllaments plans i programes informàtics de geometria dinàmica), utilitzant el vocabulari adequat, per a contrastar el món que ens rodeja amb els models geomètrics.</text:p>
            <text:p text:style-name="P123"/>
          </table:table-cell>
          <table:table-cell table:style-name="Tabla4.D34" office:value-type="string">
            <text:p text:style-name="P38">CMCT</text:p>
            <text:p text:style-name="P38">CCLI</text:p>
            <text:p text:style-name="P31">CD</text:p>
          </table:table-cell>
          <table:table-cell table:style-name="Tabla4.E34" office:value-type="string">
            <text:p text:style-name="P18"/>
          </table:table-cell>
          <table:table-cell table:style-name="Tabla4.F34" office:value-type="string">
            <text:p text:style-name="P18"/>
          </table:table-cell>
          <table:table-cell table:style-name="Tabla4.G34" office:value-type="string">
            <text:p text:style-name="P18"/>
          </table:table-cell>
          <table:table-cell table:style-name="Tabla4.H34" office:value-type="string">
            <text:p text:style-name="P18"/>
          </table:table-cell>
        </table:table-row>
        <table:table-row table:style-name="Tabla4.1">
          <table:covered-table-cell/>
          <table:covered-table-cell/>
          <table:table-cell table:style-name="Tabla4.C35" office:value-type="string">
            <text:p text:style-name="P113">5tMAT.BL4.3.2 Classifica cossos geomètrics amb els recursos apropiats (polígons encaixables, polígons encunyats, desenrotllaments plans i programes informàtics de geometria dinàmica) i utilitza el vocabulari adequat, per a contrastar el món que ens rodeja amb els models geomètrics.</text:p>
          </table:table-cell>
          <table:table-cell table:style-name="Tabla4.D35" office:value-type="string">
            <text:p text:style-name="P38">CMCT</text:p>
            <text:p text:style-name="P38">CCLI</text:p>
            <text:p text:style-name="P31">CD</text:p>
          </table:table-cell>
          <table:table-cell table:style-name="Tabla4.E35" office:value-type="string">
            <text:p text:style-name="P18"/>
          </table:table-cell>
          <table:table-cell table:style-name="Tabla4.F35" office:value-type="string">
            <text:p text:style-name="P18"/>
          </table:table-cell>
          <table:table-cell table:style-name="Tabla4.G35" office:value-type="string">
            <text:p text:style-name="P18"/>
          </table:table-cell>
          <table:table-cell table:style-name="Tabla4.H35" office:value-type="string">
            <text:p text:style-name="P18"/>
          </table:table-cell>
        </table:table-row>
        <table:table-row table:style-name="Tabla4.1">
          <table:table-cell table:style-name="Tabla4.A36" office:value-type="string">
            <text:p text:style-name="P70">Utilització del sistema de coordenades cartesianes.</text:p>
            <text:p text:style-name="P120">Girs de 90º, 180º i 270º.<text:span text:style-name="T9">.</text:span></text:p>
          </table:table-cell>
          <table:table-cell table:style-name="Tabla4.B36" office:value-type="string">
            <text:p text:style-name="P120">5tMAT.BL4.4 Descriure i interpretar posicions i moviments expressats amb el sistema de coordenades cartesianes, utilitzant distàncies, angles i girs per a modelitzar les situacions i els moviments en el món real.</text:p>
          </table:table-cell>
          <table:table-cell table:style-name="Tabla4.C36" office:value-type="string">
            <text:p text:style-name="P124">5tMAT.BL4.4.1 Descriu i interpreta posicions i moviments expressats amb el sistema de coordenades cartesianes, i utilitza distàncies, angles i girs per a modelitzar les situacions i els moviments en el món.</text:p>
          </table:table-cell>
          <table:table-cell table:style-name="Tabla4.D36" office:value-type="string">
            <text:p text:style-name="P39">CMCT</text:p>
            <text:p text:style-name="P32">C<text:span text:style-name="T28">CLI</text:span></text:p>
          </table:table-cell>
          <table:table-cell table:style-name="Tabla4.E36" office:value-type="string">
            <text:p text:style-name="P18"/>
          </table:table-cell>
          <table:table-cell table:style-name="Tabla4.F36" office:value-type="string">
            <text:p text:style-name="P18"/>
          </table:table-cell>
          <table:table-cell table:style-name="Tabla4.G36" office:value-type="string">
            <text:p text:style-name="P18"/>
          </table:table-cell>
          <table:table-cell table:style-name="Tabla4.H36" office:value-type="string">
            <text:p text:style-name="P18"/>
          </table:table-cell>
        </table:table-row>
        <table:table-row table:style-name="Tabla4.1">
          <table:table-cell table:style-name="Tabla4.A18" table:number-rows-spanned="2" office:value-type="string">
            <text:p text:style-name="P94">Tots els continguts del bloc del nivell educatiu. </text:p>
          </table:table-cell>
          <table:table-cell table:style-name="Tabla4.A18" table:number-rows-spanned="2" office:value-type="string">
            <text:p text:style-name="P126">5tMAT.BL4.5 Identificar i respectar algunes de les manifestacions artístiques més significatives de l’arquitectura, escultura i el disseny industrial en què apareixen els elements geomètrics del nivell i argumentar idees, opinions i preferències a través del diàleg.</text:p>
          </table:table-cell>
          <table:table-cell table:style-name="Tabla4.A18" office:value-type="string">
            <text:p text:style-name="P127">5tMAT.BL4.5.1 Identifica algunes de les manifestacions artístiques més significatives de l’entorn social i cultural en les quals apareixen els elements geomètrics del nivell de l’arquitectura, escultura i el disseny industrial.</text:p>
          </table:table-cell>
          <table:table-cell table:style-name="Tabla4.D37" office:value-type="string">
            <text:p text:style-name="P32">CEC </text:p>
          </table:table-cell>
          <table:table-cell table:style-name="Tabla4.E37" office:value-type="string">
            <text:p text:style-name="P18"/>
          </table:table-cell>
          <table:table-cell table:style-name="Tabla4.F37" office:value-type="string">
            <text:p text:style-name="P18"/>
          </table:table-cell>
          <table:table-cell table:style-name="Tabla4.G37" office:value-type="string">
            <text:p text:style-name="P18"/>
          </table:table-cell>
          <table:table-cell table:style-name="Tabla4.H37" office:value-type="string">
            <text:p text:style-name="P18"/>
          </table:table-cell>
        </table:table-row>
        <table:table-row table:style-name="Tabla4.1">
          <table:covered-table-cell/>
          <table:covered-table-cell/>
          <table:table-cell table:style-name="Tabla4.A18" office:value-type="string">
            <text:p text:style-name="P128"><text:span text:style-name="T4">5tMAT.BL4.5.2 Respecta les manifestacions artístiques de l’arquitectura, escultura i el disseny industrial de l’entorn social i cultural en les quals apareixen els elements geomètrics del nivell, i argumenta de forma crítica les seues idees, opinions i preferències a través del diàleg i la reflexió.</text:span></text:p>
          </table:table-cell>
          <table:table-cell table:style-name="Tabla4.D38" office:value-type="string">
            <text:p text:style-name="P32">CSC</text:p>
          </table:table-cell>
          <table:table-cell table:style-name="Tabla4.E38" office:value-type="string">
            <text:p text:style-name="P18"/>
          </table:table-cell>
          <table:table-cell table:style-name="Tabla4.F38" office:value-type="string">
            <text:p text:style-name="P18"/>
          </table:table-cell>
          <table:table-cell table:style-name="Tabla4.G38" office:value-type="string">
            <text:p text:style-name="P18"/>
          </table:table-cell>
          <table:table-cell table:style-name="Tabla4.H38" office:value-type="string">
            <text:p text:style-name="P18"/>
          </table:table-cell>
        </table:table-row>
        <table:table-row table:style-name="Tabla4.16">
          <table:table-cell table:style-name="Tabla4.A2" table:number-columns-spanned="8" office:value-type="string">
            <text:p text:style-name="P12">BLOC 5. ESTADÍSTICA I PROBABILIT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8" office:value-type="string">
            <text:p text:style-name="P23">CONTINGUTS</text:p>
          </table:table-cell>
          <table:table-cell table:style-name="Tabla4.A18" office:value-type="string">
            <text:p text:style-name="P24">CRITERIS D’AVALUACIÓ</text:p>
          </table:table-cell>
          <table:table-cell table:style-name="Tabla4.A18" office:value-type="string">
            <text:p text:style-name="P25">INDICADORS D’ÈXIT</text:p>
          </table:table-cell>
          <table:table-cell table:style-name="Tabla4.D40" office:value-type="string">
            <text:p text:style-name="P25">CCLV</text:p>
          </table:table-cell>
          <table:table-cell table:style-name="Tabla4.E40" office:value-type="string">
            <text:p text:style-name="P26">1<text:span text:style-name="T9">r</text:span> T</text:p>
          </table:table-cell>
          <table:table-cell table:style-name="Tabla4.F40" office:value-type="string">
            <text:p text:style-name="P26">2<text:span text:style-name="T9">n</text:span> T</text:p>
          </table:table-cell>
          <table:table-cell table:style-name="Tabla4.G40" office:value-type="string">
            <text:p text:style-name="P26">3<text:span text:style-name="T9">r</text:span> T</text:p>
          </table:table-cell>
          <table:table-cell table:style-name="Tabla4.H40" office:value-type="string">
            <text:p text:style-name="P26">FIN</text:p>
          </table:table-cell>
        </table:table-row>
        <table:table-row table:style-name="Tabla4.1">
          <table:table-cell table:style-name="Tabla4.A18" table:number-rows-spanned="2" office:value-type="string">
            <text:p text:style-name="P59">Arreplega i classificació de dades qualitatives i quantitatives.</text:p>
            <text:p text:style-name="P77">Realització i anàlisi de gràfics de doble entrada.</text:p>
            <text:p text:style-name="P77">Anàlisi crítica de les informacions que es presenten per mitjà de gràfics.</text:p>
            <text:p text:style-name="P77">Ús de les TIC en la realització de taules i diagrames.</text:p>
            <text:p text:style-name="P60">Resolució de problemes d’estadística relacionats amb objectes, fets i situacions de la vida quotidiana.</text:p>
            <text:p text:style-name="P48">Resolució de problemes referits a situacions obertes i investigacions matemàtiques i xicotets <text:soft-page-break/>projectes de treballs sobre estadística, utilitzant diferents estratègies, col·laborant amb els altres i comunicant oralment o per escrit el procés seguit en la resolució i les conclusions </text:p>
          </table:table-cell>
          <table:table-cell table:style-name="Tabla4.A18" table:number-rows-spanned="2" office:value-type="string">
            <text:p text:style-name="P90">5tMAT.BL5.1 Arreplegar durant una setmana/mes/any dades de fenòmens personals, socials o meteorològics... (per exemple, temperatura màxima i mínima, pressió atmosfèrica, velocitat del vent, hores veient la televisió...), registrar-les en una taula de doble entrada i representar-les en un gràfic, per a intentar donar resposta a qüestions concretes plantejades amb anterioritat (per exemple: hi ha relació entre pressió i temperatura?).</text:p>
          </table:table-cell>
          <table:table-cell table:style-name="Tabla4.A18" office:value-type="string">
            <text:p text:style-name="P87"><text:span text:style-name="T11">5tMAT.BL5.1.1 Arreplega i r</text:span><text:span text:style-name="T10">egistra en una taula de doble entrada dades al llarg d’un període de temps i les representa en un gràfic.</text:span></text:p>
          </table:table-cell>
          <table:table-cell table:style-name="Tabla4.D41" office:value-type="string">
            <text:p text:style-name="P40">CMCT</text:p>
            <text:p text:style-name="P40">CCLI</text:p>
            <text:p text:style-name="P33">CAA</text:p>
          </table:table-cell>
          <table:table-cell table:style-name="Tabla4.E41" office:value-type="string">
            <text:p text:style-name="P18"/>
          </table:table-cell>
          <table:table-cell table:style-name="Tabla4.F41" office:value-type="string">
            <text:p text:style-name="P18"/>
          </table:table-cell>
          <table:table-cell table:style-name="Tabla4.G41" office:value-type="string">
            <text:p text:style-name="P18"/>
          </table:table-cell>
          <table:table-cell table:style-name="Tabla4.H41" office:value-type="string">
            <text:p text:style-name="P18"/>
          </table:table-cell>
        </table:table-row>
        <table:table-row table:style-name="Tabla4.1">
          <table:covered-table-cell/>
          <table:covered-table-cell/>
          <table:table-cell table:style-name="Tabla4.A18" office:value-type="string">
            <text:p text:style-name="P87"><text:span text:style-name="T22">5tMAT.BL5.1.2 Interpreta i </text:span><text:span text:style-name="T16">analitza dades arreplegades</text:span><text:span text:style-name="T13"> durant una setmana/mes/any de fenòmens personals, socials o meteorològics...</text:span> (per exemple, temperatura màxima i mínima, pressió atmosfèrica, velocitat del vent, hores veient la televisió...) per a intentar donar resposta a qüestions concretes plantejades amb anterioritat (per exemple: hi ha relació entre pressió i temperatura?).</text:p>
          </table:table-cell>
          <table:table-cell table:style-name="Tabla4.D42" office:value-type="string">
            <text:p text:style-name="P40">CMCT</text:p>
            <text:p text:style-name="P40">CCLI</text:p>
            <text:p text:style-name="P33">CAA</text:p>
          </table:table-cell>
          <table:table-cell table:style-name="Tabla4.E42" office:value-type="string">
            <text:p text:style-name="P18"/>
          </table:table-cell>
          <table:table-cell table:style-name="Tabla4.F42" office:value-type="string">
            <text:p text:style-name="P18"/>
          </table:table-cell>
          <table:table-cell table:style-name="Tabla4.G42" office:value-type="string">
            <text:p text:style-name="P18"/>
          </table:table-cell>
          <table:table-cell table:style-name="Tabla4.H42" office:value-type="string">
            <text:p text:style-name="P18"/>
          </table:table-cell>
        </table:table-row>
        <table:table-row table:style-name="Tabla4.1">
          <table:table-cell table:style-name="Tabla4.A18" table:number-rows-spanned="2" office:value-type="string">
            <text:p text:style-name="P59">Predicció del resultat d’experiències <text:s/>de l’atzar.</text:p>
            <text:p text:style-name="P60">Taules de doble entrada per a registrar les dades de dos experiments aleatoris.</text:p>
            <text:p text:style-name="P60">Distinció entre fenòmens aleatoris i deterministes.</text:p>
            <text:p text:style-name="P60">Caràcter aleatori d’algunes experiències.</text:p>
            <text:p text:style-name="P60">Elaboració d’informes sobre experiències aleatòries.</text:p>
            <text:p text:style-name="P49"><text:span text:style-name="A7"><text:span text:style-name="T5">Resolució de problemes d’experiències aleatòries per a refermar els continguts del nivell.</text:span></text:span></text:p>
          </table:table-cell>
          <table:table-cell table:style-name="Tabla4.A18" table:number-rows-spanned="2" office:value-type="string">
            <text:p text:style-name="P106">5tMAT.BL5.2 <text:span text:style-name="T29">Predir el resultat d’un experiment aleatori compost de dos experiències (p.e. què és més probable obtindre, un sis o un huit, al llançar dos daus i sumar el resultat obtingut?, de quantes formes podem obtindre un nou al sumar els resultats de dos daus?…), per a realitzar posteriorment l’experiència, organitzant les dades en una taula de doble entrada, escrivint les conclusions de l’experiment.</text:span></text:p>
          </table:table-cell>
          <table:table-cell table:style-name="Tabla4.A18" office:value-type="string">
            <text:p text:style-name="P107">5tMAT.BL5.2.1 Prediu el resultat d’un experiment aleatori compost de dos experiències (per exemple, què és més probable: obtindre un sis o un huit al llançar dos daus i sumar el resultat obtingut?, de quantes formes podem obtindre un nou al sumar els resultats de dos daus?...).</text:p>
          </table:table-cell>
          <table:table-cell table:style-name="Tabla4.D43" office:value-type="string">
            <text:p text:style-name="P40">CMCT</text:p>
            <text:p text:style-name="P40">C<text:span text:style-name="T28">CLI</text:span></text:p>
            <text:p text:style-name="P33"/>
          </table:table-cell>
          <table:table-cell table:style-name="Tabla4.E43" office:value-type="string">
            <text:p text:style-name="P18"/>
          </table:table-cell>
          <table:table-cell table:style-name="Tabla4.F43" office:value-type="string">
            <text:p text:style-name="P18"/>
          </table:table-cell>
          <table:table-cell table:style-name="Tabla4.G43" office:value-type="string">
            <text:p text:style-name="P18"/>
          </table:table-cell>
          <table:table-cell table:style-name="Tabla4.H43" office:value-type="string">
            <text:p text:style-name="P18"/>
          </table:table-cell>
        </table:table-row>
        <table:table-row table:style-name="Tabla4.1">
          <table:covered-table-cell/>
          <table:covered-table-cell/>
          <table:table-cell table:style-name="Tabla4.A18" office:value-type="string">
            <text:p text:style-name="P108">5tMAT.BL5.2.2 Analitza, pren decisions una vegada realitzada l’experiència i organitza les dades en una taula de doble entrada.</text:p>
          </table:table-cell>
          <table:table-cell table:style-name="Tabla4.D44" office:value-type="string">
            <text:p text:style-name="P40">CMCT</text:p>
            <text:p text:style-name="P33">CCLI</text:p>
          </table:table-cell>
          <table:table-cell table:style-name="Tabla4.E44" office:value-type="string">
            <text:p text:style-name="P18"/>
          </table:table-cell>
          <table:table-cell table:style-name="Tabla4.F44" office:value-type="string">
            <text:p text:style-name="P18"/>
          </table:table-cell>
          <table:table-cell table:style-name="Tabla4.G44" office:value-type="string">
            <text:p text:style-name="P18"/>
          </table:table-cell>
          <table:table-cell table:style-name="Tabla4.H44" office:value-type="string">
            <text:p text:style-name="P18"/>
          </table:table-cell>
        </table:table-row>
      </table:table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ymbol" svg:font-family="Symbol"/>
    <style:font-face style:name="Zapf Dingbats ITC" svg:font-family="'Zapf Dingbats ITC'" style:font-family-generic="roman"/>
    <style:font-face style:name="Calibri2" svg:font-family="Calibri" style:font-family-generic="swiss"/>
    <style:font-face style:name="ZUHCBF+ArialMT" svg:font-family="ZUHCBF+ArialMT, Arial" style:font-family-generic="swiss"/>
    <style:font-face style:name="Andale Sans UI" svg:font-family="'Andale Sans UI', 'Arial Unicode MS'" style:font-pitch="variable"/>
    <style:font-face style:name="Droid Sans Fallback" svg:font-family="'Droid Sans Fallback', 'MS Mincho'" style:font-pitch="variable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ZUHCBF+ArialMT1" svg:font-family="ZUHCBF+ArialMT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Microsoft YaHei1" svg:font-family="'Microsoft YaHe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SimSun1" style:font-family-asian="SimSu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, Arial" style:font-family-generic="swiss" style:font-pitch="variable" fo:font-size="14pt" style:font-name-asian="Andale Sans UI" style:font-family-asian="'Andale Sans UI', 'Arial Unicode MS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-normal" style:family="paragraph">
      <style:paragraph-properties fo:orphans="2" fo:widows="2" fo:hyphenation-ladder-count="no-limit"/>
      <style:text-properties fo:color="#000000" style:font-name="Verdana" fo:font-family="Verdana" style:font-family-generic="swiss" style:font-pitch="variable" fo:font-size="12pt" style:letter-kerning="true" style:font-name-asian="Verdana" style:font-family-asian="Verdana" style:font-family-generic-asian="swiss" style:font-pitch-asian="variable" style:font-size-asian="12pt" style:language-asian="zh" style:country-asian="CN" style:font-name-complex="ZUHCBF+ArialMT" style:font-family-complex="ZUHCBF+ArialMT, Arial" style:font-family-generic-complex="swiss" style:font-size-complex="10pt" style:language-complex="ar" style:country-complex="SA" fo:hyphenate="false" fo:hyphenation-remain-char-count="2" fo:hyphenation-push-char-count="2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style:letter-kerning="true" style:font-name-asian="Droid Sans Fallback" style:font-family-asian="'Droid Sans Fallback', 'MS Mincho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O-normal1" style:family="paragraph">
      <style:paragraph-properties fo:orphans="2" fo:widows="2" fo:hyphenation-ladder-count="no-limit"/>
      <style:text-properties fo:color="#000000" style:font-name="Verdana" fo:font-family="Verdana" style:font-family-generic="swiss" style:font-pitch="variable" fo:font-size="12pt" style:letter-kerning="true" style:font-name-asian="Verdana" style:font-family-asian="Verdana" style:font-family-generic-asian="swiss" style:font-pitch-asian="variable" style:font-size-asian="12pt" style:language-asian="zh" style:country-asian="CN" style:font-name-complex="ZUHCBF+ArialMT" style:font-family-complex="ZUHCBF+ArialMT, Arial" style:font-family-generic-complex="swiss" style:font-size-complex="10pt" style:language-complex="ar" style:country-complex="SA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pígrafe" style:family="paragraph" style:hidden="true" style:parent-style-name="Standard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_31__20_cabecera" style:display-name="1 cabecera" style:family="paragraph" style:parent-style-name="Standard">
      <style:paragraph-properties style:line-height-at-least="0.353cm" fo:text-align="center" style:justify-single-word="false" style:snap-to-layout-grid="false"/>
      <style:text-properties fo:color="#fffff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_32__20_barra_20_lateral" style:display-name="2 barra lateral" style:family="paragraph" style:parent-style-name="Standard">
      <style:paragraph-properties style:line-height-at-least="0.353cm" fo:text-align="center" style:justify-single-word="false"/>
      <style:text-properties fo:color="#ffffff" style:font-name="Calibri" fo:font-family="Calibri" style:font-family-generic="swiss" style:font-pitch="variable" fo:font-size="15pt" style:font-size-asian="15pt" style:font-name-complex="Calibri" style:font-family-complex="Calibri" style:font-family-generic-complex="swiss" style:font-pitch-complex="variable" style:font-size-complex="15pt"/>
    </style:style>
    <style:style style:name="competencias" style:family="paragraph" style:parent-style-name="Table_20_Contents">
      <style:paragraph-properties style:line-height-at-least="0.353cm" fo:text-align="center" style:justify-single-word="false" style:vertical-align="auto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gris" style:family="paragraph" style:parent-style-name="Table_20_Contents">
      <style:paragraph-properties style:snap-to-layout-grid="false"/>
      <style:text-properties style:font-name="Calibri" fo:font-family="Calibri" style:font-family-generic="swiss" style:font-pitch="variable" fo:font-size="11pt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lbany" style:font-family-complex="Albany, Arial" style:font-family-generic-complex="swiss" style:font-pitch-complex="variable" style:font-size-complex="14pt"/>
    </style:style>
    <style:style style:name="WW-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lbany" style:font-family-complex="Albany, Arial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21cm" loext:contextual-spacing="false" fo:orphans="2" fo:widows="2" fo:hyphenation-ladder-count="no-limit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_34__20_competencias" style:display-name="4 competencias" style:family="paragraph" style:parent-style-name="Table_20_Contents">
      <style:paragraph-properties style:line-height-at-least="0.353cm" fo:text-align="center" style:justify-single-word="false" style:vertical-align="top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_33__20_gris" style:display-name="3 gris" style:family="paragraph" style:parent-style-name="Table_20_Contents">
      <style:paragraph-properties fo:text-align="center" style:justify-single-word="false" style:snap-to-layout-grid="false"/>
      <style:text-properties style:font-name="Calibri" fo:font-family="Calibri" style:font-family-generic="swiss" style:font-pitch="variable" fo:font-size="11pt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Pa5" style:family="paragraph" style:parent-style-name="Standard">
      <style:text-properties fo:color="#000000"/>
    </style:style>
    <style:style style:name="Pa7" style:family="paragraph" style:parent-style-name="Standard">
      <style:text-properties fo:color="#000000"/>
    </style:style>
    <style:style style:name="_31__20_Cabecera" style:display-name="1 Cabecera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family="Calibri" style:font-family-generic="swiss" style:font-pitch="variable" fo:font-size="14pt" fo:language="ca" fo:country="ES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Texto_20_independiente_20_3" style:display-name="Texto independiente 3" style:family="paragraph" style:parent-style-name="Standard">
      <style:paragraph-properties style:line-height-at-least="0.353cm" style:snap-to-layout-grid="false"/>
      <style:text-properties style:font-name="Calibri" fo:font-family="Calibri" style:font-family-generic="swiss" style:font-pitch="variable" fo:font-size="9pt" style:font-name-asian="ZUHCBF+ArialMT" style:font-family-asian="ZUHCBF+ArialMT, Arial" style:font-family-generic-asian="swiss" style:font-size-asian="9pt" style:font-name-complex="Calibri" style:font-family-complex="Calibri" style:font-family-generic-complex="swiss" style:font-pitch-complex="variable" style:font-size-complex="9pt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1z0" style:family="text">
      <style:text-properties style:font-name="Symbol" fo:font-family="Symbol" style:font-name-complex="Symbol" style:font-family-complex="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-Absatz-Standardschriftart11111" style:family="text"/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Símbolo_20_de_20_nota_20_al_20_pie" style:display-name="Símbolo de nota al pie" style:family="text">
      <style:text-properties style:text-position="super 58%"/>
    </style:style>
    <style:style style:name="Símbolo_20_de_20_nota_20_final" style:display-name="Símbolo de nota fina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-Fuente_20_de_20_párrafo_20_predeter.1" style:display-name="WW-Fuente de párrafo predeter.1" style:family="text"/>
    <style:style style:name="WW-Caracteres_20_de_20_nota_20_final" style:display-name="WW-Caracteres de nota final" style:family="text"/>
    <style:style style:name="Ref._20_de_20_nota_20_al_20_pie" style:display-name="Ref. de nota al pie" style:family="text">
      <style:text-properties style:text-position="super 58%"/>
    </style:style>
    <style:style style:name="Ref._20_de_20_nota_20_al_20_final" style:display-name="Ref. de nota al final" style:family="text">
      <style:text-properties style:text-position="super 58%"/>
    </style:style>
    <style:style style:name="WW-Fuente_20_de_20_párrafo_20_predeter." style:display-name="WW-Fuente de párrafo predeter." style:family="text"/>
    <style:style style:name="A7" style:family="text">
      <style:text-properties fo:color="#000000" style:font-name="Zapf Dingbats ITC" fo:font-family="'Zapf Dingbats ITC'" style:font-family-generic="roman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ca" fo:country="ES"/>
    </style:style>
    <style:style style:name="MP2" style:family="paragraph" style:parent-style-name="Standard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6b4271" style:font-size-asian="8pt" style:font-size-complex="8pt"/>
    </style:style>
    <style:style style:name="M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6b4271" style:font-size-asian="8pt" style:font-size-complex="8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0.80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0.801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.7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21.001cm" fo:page-height="70.199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70.9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1_" style:display-name="1" style:page-layout-name="Mpm2">
      <style:header>
        <text:p text:style-name="MP2"><text:span text:style-name="MT1"><text:s text:c="26"/>DOCUMENT D'ADAPTACIÓ CURRICULAR INDIVIDUALITZADA<text:tab/><text:tab/></text:span><text:span text:style-name="MT1"><text:page-number text:select-page="current">0</text:page-number></text:span><text:span text:style-name="MT1">/</text:span><text:span text:style-name="MT1"><text:page-count>8</text:page-count></text:span></text:p>
        <text:p text:style-name="MP3"><text:tab/><text:span text:style-name="MT2">Alumne:<text:tab/>NAC:<text:tab/>NRC:</text:span></text:p>
      </style:header>
      <style:footer>
        <text:p text:style-name="MP1"><text:page-number text:select-page="current">0</text:page-number></text:p>
      </style:footer>
    </style:master-page>
    <style:master-page style:name="_32_" style:display-name="2" style:page-layout-name="Mpm2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3_" style:display-name="3" style:page-layout-name="Mpm3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4_" style:display-name="4" style:page-layout-name="Mpm4" style:next-style-name="_37_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5_" style:display-name="5" style:page-layout-name="Mpm5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6_" style:display-name="6" style:page-layout-name="Mpm6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7_" style:display-name="7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RFIL D’ÀREA </dc:title>
    <meta:creation-date>2014-11-13T12:46:01.636000000</meta:creation-date>
    <dc:date>2017-10-07T10:45:44.867871459</dc:date>
    <meta:editing-cycles>211</meta:editing-cycles>
    <meta:editing-duration>PT20H41M23S</meta:editing-duration>
    <meta:generator>LibreOffice/5.1.6.2$Linux_X86_64 LibreOffice_project/10m0$Build-2</meta:generator>
    <meta:document-statistic meta:table-count="1" meta:image-count="0" meta:object-count="0" meta:page-count="8" meta:paragraph-count="281" meta:word-count="3205" meta:character-count="22440" meta:non-whitespace-character-count="19439"/>
  </office:meta>
</office:document-meta>
</file>